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693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5.38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1409in"/>
    </style:style>
    <style:style style:name="ro1" style:family="table-row">
      <style:table-row-properties style:row-height="0.222in" fo:break-before="auto" style:use-optimal-row-height="false"/>
    </style:style>
    <style:style style:name="ro2" style:family="table-row">
      <style:table-row-properties style:row-height="0.1972in" fo:break-before="auto" style:use-optimal-row-height="true"/>
    </style:style>
    <style:style style:name="ro3" style:family="table-row">
      <style:table-row-properties style:row-height="0.204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TableOK">
      <style:table-properties table:display="true" style:writing-mode="lr-tb"/>
    </style:style>
    <style:style style:name="ta3" style:family="table" style:master-page-name="PageStyle_5f_Cortical">
      <style:table-properties table:display="true" style:writing-mode="lr-tb"/>
    </style:style>
    <style:style style:name="ta4" style:family="table" style:master-page-name="PageStyle_5f_Subcotical">
      <style:table-properties table:display="true" style:writing-mode="lr-tb"/>
    </style:style>
    <style:style style:name="ta5" style:family="table" style:master-page-name="PageStyle_5f_CorticalRaw">
      <style:table-properties table:display="true" style:writing-mode="lr-tb"/>
    </style:style>
    <style:style style:name="ce1" style:family="table-cell" style:parent-style-name="Excel_20_Built-in_20_Normal">
      <style:table-cell-properties fo:background-color="#ffff00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Order</text:p>
          </table:table-cell>
          <table:table-cell office:value-type="string">
            <text:p>New Index</text:p>
          </table:table-cell>
          <table:table-cell office:value-type="string">
            <text:p>HOA Index</text:p>
          </table:table-cell>
          <table:table-cell table:style-name="ce2" office:value-type="string">
            <text:p>Nomenclature</text:p>
          </table:table-cell>
          <table:table-cell office:value-type="string">
            <text:p>Hemisphere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Frontal Pole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Frontal Pole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Insular Cortex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Insular Cortex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Superior Frontal Gyrus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string">
            <text:p>Superior Frontal Gyrus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Middle Frontal Gyrus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string">
            <text:p>Middle Frontal Gyrus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Inferior Frontal Gyrus, pars triangularis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string">
            <text:p>Inferior Frontal Gyrus, pars triangularis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string">
            <text:p>Inferior Frontal Gyrus, pars opercularis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string">
            <text:p>Inferior Frontal Gyrus, pars opercularis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string">
            <text:p>Precentral Gyrus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string">
            <text:p>Precentral Gyrus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string">
            <text:p>Temporal Pole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">
            <text:p>81</text:p>
          </table:table-cell>
          <table:table-cell office:value-type="float" office:value="8">
            <text:p>8</text:p>
          </table:table-cell>
          <table:table-cell office:value-type="string">
            <text:p>Temporal Pole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string">
            <text:p>Superior Temporal Gyrus, anterior division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1">
            <text:p>91</text:p>
          </table:table-cell>
          <table:table-cell office:value-type="float" office:value="9">
            <text:p>9</text:p>
          </table:table-cell>
          <table:table-cell office:value-type="string">
            <text:p>Superior Temporal Gyrus, anterior division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string">
            <text:p>Superior Temporal Gyrus, posterior division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1">
            <text:p>101</text:p>
          </table:table-cell>
          <table:table-cell office:value-type="float" office:value="10">
            <text:p>10</text:p>
          </table:table-cell>
          <table:table-cell office:value-type="string">
            <text:p>Superior Temporal Gyrus, posterior division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10">
            <text:p>110</text:p>
          </table:table-cell>
          <table:table-cell office:value-type="float" office:value="11">
            <text:p>11</text:p>
          </table:table-cell>
          <table:table-cell office:value-type="string">
            <text:p>Middle Temporal Gyrus, anterior division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11">
            <text:p>111</text:p>
          </table:table-cell>
          <table:table-cell office:value-type="float" office:value="11">
            <text:p>11</text:p>
          </table:table-cell>
          <table:table-cell office:value-type="string">
            <text:p>Middle Temporal Gyrus, anterior division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20">
            <text:p>120</text:p>
          </table:table-cell>
          <table:table-cell office:value-type="float" office:value="12">
            <text:p>12</text:p>
          </table:table-cell>
          <table:table-cell office:value-type="string">
            <text:p>Middle Temporal Gyrus, posterior division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21">
            <text:p>121</text:p>
          </table:table-cell>
          <table:table-cell office:value-type="float" office:value="12">
            <text:p>12</text:p>
          </table:table-cell>
          <table:table-cell office:value-type="string">
            <text:p>Middle Temporal Gyrus, posterior division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string">
            <text:p>Middle Temporal Gyrus, temporooccipital part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31">
            <text:p>131</text:p>
          </table:table-cell>
          <table:table-cell office:value-type="float" office:value="13">
            <text:p>13</text:p>
          </table:table-cell>
          <table:table-cell office:value-type="string">
            <text:p>Middle Temporal Gyrus, temporooccipital part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40">
            <text:p>140</text:p>
          </table:table-cell>
          <table:table-cell office:value-type="float" office:value="14">
            <text:p>14</text:p>
          </table:table-cell>
          <table:table-cell office:value-type="string">
            <text:p>Inferior Temporal Gyrus, anterior division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41">
            <text:p>141</text:p>
          </table:table-cell>
          <table:table-cell office:value-type="float" office:value="14">
            <text:p>14</text:p>
          </table:table-cell>
          <table:table-cell office:value-type="string">
            <text:p>Inferior Temporal Gyrus, anterior division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string">
            <text:p>Inferior Temporal Gyrus, posterior division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51">
            <text:p>151</text:p>
          </table:table-cell>
          <table:table-cell office:value-type="float" office:value="15">
            <text:p>15</text:p>
          </table:table-cell>
          <table:table-cell office:value-type="string">
            <text:p>Inferior Temporal Gyrus, posterior division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60">
            <text:p>160</text:p>
          </table:table-cell>
          <table:table-cell office:value-type="float" office:value="16">
            <text:p>16</text:p>
          </table:table-cell>
          <table:table-cell office:value-type="string">
            <text:p>Inferior Temporal Gyrus, temporooccipital part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1">
            <text:p>161</text:p>
          </table:table-cell>
          <table:table-cell office:value-type="float" office:value="16">
            <text:p>16</text:p>
          </table:table-cell>
          <table:table-cell office:value-type="string">
            <text:p>Inferior Temporal Gyrus, temporooccipital part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70">
            <text:p>170</text:p>
          </table:table-cell>
          <table:table-cell office:value-type="float" office:value="17">
            <text:p>17</text:p>
          </table:table-cell>
          <table:table-cell office:value-type="string">
            <text:p>Postcentral Gyrus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71">
            <text:p>171</text:p>
          </table:table-cell>
          <table:table-cell office:value-type="float" office:value="17">
            <text:p>17</text:p>
          </table:table-cell>
          <table:table-cell office:value-type="string">
            <text:p>Postcentral Gyrus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80">
            <text:p>180</text:p>
          </table:table-cell>
          <table:table-cell office:value-type="float" office:value="18">
            <text:p>18</text:p>
          </table:table-cell>
          <table:table-cell office:value-type="string">
            <text:p>Superior Parietal Lobule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81">
            <text:p>181</text:p>
          </table:table-cell>
          <table:table-cell office:value-type="float" office:value="18">
            <text:p>18</text:p>
          </table:table-cell>
          <table:table-cell office:value-type="string">
            <text:p>Superior Parietal Lobule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90">
            <text:p>190</text:p>
          </table:table-cell>
          <table:table-cell office:value-type="float" office:value="19">
            <text:p>19</text:p>
          </table:table-cell>
          <table:table-cell office:value-type="string">
            <text:p>Supramarginal Gyrus, anterior division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91">
            <text:p>191</text:p>
          </table:table-cell>
          <table:table-cell office:value-type="float" office:value="19">
            <text:p>19</text:p>
          </table:table-cell>
          <table:table-cell office:value-type="string">
            <text:p>Supramarginal Gyrus, anterior division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string">
            <text:p>Supramarginal Gyrus, posterior division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01">
            <text:p>201</text:p>
          </table:table-cell>
          <table:table-cell office:value-type="float" office:value="20">
            <text:p>20</text:p>
          </table:table-cell>
          <table:table-cell office:value-type="string">
            <text:p>Supramarginal Gyrus, posterior division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10">
            <text:p>210</text:p>
          </table:table-cell>
          <table:table-cell office:value-type="float" office:value="21">
            <text:p>21</text:p>
          </table:table-cell>
          <table:table-cell office:value-type="string">
            <text:p>Angular Gyrus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11">
            <text:p>211</text:p>
          </table:table-cell>
          <table:table-cell office:value-type="float" office:value="21">
            <text:p>21</text:p>
          </table:table-cell>
          <table:table-cell office:value-type="string">
            <text:p>Angular Gyrus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20">
            <text:p>220</text:p>
          </table:table-cell>
          <table:table-cell office:value-type="float" office:value="22">
            <text:p>22</text:p>
          </table:table-cell>
          <table:table-cell office:value-type="string">
            <text:p>Lateral Occipital Cortex, superior division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21">
            <text:p>221</text:p>
          </table:table-cell>
          <table:table-cell office:value-type="float" office:value="22">
            <text:p>22</text:p>
          </table:table-cell>
          <table:table-cell office:value-type="string">
            <text:p>Lateral Occipital Cortex, superior division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30">
            <text:p>230</text:p>
          </table:table-cell>
          <table:table-cell office:value-type="float" office:value="23">
            <text:p>23</text:p>
          </table:table-cell>
          <table:table-cell office:value-type="string">
            <text:p>Lateral Occipital Cortex, inferior division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31">
            <text:p>231</text:p>
          </table:table-cell>
          <table:table-cell office:value-type="float" office:value="23">
            <text:p>23</text:p>
          </table:table-cell>
          <table:table-cell office:value-type="string">
            <text:p>Lateral Occipital Cortex, inferior division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40">
            <text:p>240</text:p>
          </table:table-cell>
          <table:table-cell office:value-type="float" office:value="24">
            <text:p>24</text:p>
          </table:table-cell>
          <table:table-cell office:value-type="string">
            <text:p>Intracalcarine Cortex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41">
            <text:p>241</text:p>
          </table:table-cell>
          <table:table-cell office:value-type="float" office:value="24">
            <text:p>24</text:p>
          </table:table-cell>
          <table:table-cell office:value-type="string">
            <text:p>Intracalcarine Cortex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50">
            <text:p>250</text:p>
          </table:table-cell>
          <table:table-cell office:value-type="float" office:value="25">
            <text:p>25</text:p>
          </table:table-cell>
          <table:table-cell office:value-type="string">
            <text:p>Frontal Medial Cortex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51">
            <text:p>251</text:p>
          </table:table-cell>
          <table:table-cell office:value-type="float" office:value="25">
            <text:p>25</text:p>
          </table:table-cell>
          <table:table-cell office:value-type="string">
            <text:p>Frontal Medial Cortex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60">
            <text:p>260</text:p>
          </table:table-cell>
          <table:table-cell office:value-type="float" office:value="26">
            <text:p>26</text:p>
          </table:table-cell>
          <table:table-cell office:value-type="string">
            <text:p>Juxtapositional Lobule Cortex (formerly Supplementary Motor Cortex)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61">
            <text:p>261</text:p>
          </table:table-cell>
          <table:table-cell office:value-type="float" office:value="26">
            <text:p>26</text:p>
          </table:table-cell>
          <table:table-cell office:value-type="string">
            <text:p>Juxtapositional Lobule Cortex (formerly Supplementary Motor Cortex)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70">
            <text:p>270</text:p>
          </table:table-cell>
          <table:table-cell office:value-type="float" office:value="27">
            <text:p>27</text:p>
          </table:table-cell>
          <table:table-cell office:value-type="string">
            <text:p>Subcallosal Cortex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71">
            <text:p>271</text:p>
          </table:table-cell>
          <table:table-cell office:value-type="float" office:value="27">
            <text:p>27</text:p>
          </table:table-cell>
          <table:table-cell office:value-type="string">
            <text:p>Subcallosal Cortex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80">
            <text:p>280</text:p>
          </table:table-cell>
          <table:table-cell office:value-type="float" office:value="28">
            <text:p>28</text:p>
          </table:table-cell>
          <table:table-cell office:value-type="string">
            <text:p>Paracingulate Gyrus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81">
            <text:p>281</text:p>
          </table:table-cell>
          <table:table-cell office:value-type="float" office:value="28">
            <text:p>28</text:p>
          </table:table-cell>
          <table:table-cell office:value-type="string">
            <text:p>Paracingulate Gyrus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90">
            <text:p>290</text:p>
          </table:table-cell>
          <table:table-cell office:value-type="float" office:value="29">
            <text:p>29</text:p>
          </table:table-cell>
          <table:table-cell office:value-type="string">
            <text:p>Cingulate Gyrus, anterior division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91">
            <text:p>291</text:p>
          </table:table-cell>
          <table:table-cell office:value-type="float" office:value="29">
            <text:p>29</text:p>
          </table:table-cell>
          <table:table-cell office:value-type="string">
            <text:p>Cingulate Gyrus, anterior division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table:style-name="ce1" office:value-type="float" office:value="59">
            <text:p>59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Cingulate Gyrus, posterior division</text:p>
          </table:table-cell>
          <table:table-cell table:style-name="ce1" office:value-type="string">
            <text:p>L</text:p>
          </table:table-cell>
          <table:table-cell table:style-name="ce1" table:number-columns-repeated="1019"/>
        </table:table-row>
        <table:table-row table:style-name="ro2">
          <table:table-cell table:style-name="ce1" office:value-type="float" office:value="60">
            <text:p>60</text:p>
          </table:table-cell>
          <table:table-cell table:style-name="ce1" office:value-type="float" office:value="301">
            <text:p>301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Cingulate Gyrus, posterior division</text:p>
          </table:table-cell>
          <table:table-cell table:style-name="ce1" office:value-type="string">
            <text:p>R</text:p>
          </table:table-cell>
          <table:table-cell table:style-name="ce1" table:number-columns-repeated="1019"/>
        </table:table-row>
        <table:table-row table:style-name="ro3">
          <table:table-cell table:style-name="ce1" office:value-type="float" office:value="61">
            <text:p>61</text:p>
          </table:table-cell>
          <table:table-cell table:style-name="ce1" office:value-type="float" office:value="310">
            <text:p>310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Precuneous Cortex</text:p>
          </table:table-cell>
          <table:table-cell table:style-name="ce1" office:value-type="string">
            <text:p>L</text:p>
          </table:table-cell>
          <table:table-cell table:style-name="ce1" table:number-columns-repeated="1019"/>
        </table:table-row>
        <table:table-row table:style-name="ro3">
          <table:table-cell table:style-name="ce1" office:value-type="float" office:value="62">
            <text:p>62</text:p>
          </table:table-cell>
          <table:table-cell table:style-name="ce1" office:value-type="float" office:value="311">
            <text:p>311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Precuneous Cortex</text:p>
          </table:table-cell>
          <table:table-cell table:style-name="ce1" office:value-type="string">
            <text:p>R</text:p>
          </table:table-cell>
          <table:table-cell table:style-name="ce1" table:number-columns-repeated="101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320">
            <text:p>320</text:p>
          </table:table-cell>
          <table:table-cell office:value-type="float" office:value="32">
            <text:p>32</text:p>
          </table:table-cell>
          <table:table-cell office:value-type="string">
            <text:p>Cuneal Cortex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21">
            <text:p>321</text:p>
          </table:table-cell>
          <table:table-cell office:value-type="float" office:value="32">
            <text:p>32</text:p>
          </table:table-cell>
          <table:table-cell office:value-type="string">
            <text:p>Cuneal Cortex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30">
            <text:p>330</text:p>
          </table:table-cell>
          <table:table-cell office:value-type="float" office:value="33">
            <text:p>33</text:p>
          </table:table-cell>
          <table:table-cell office:value-type="string">
            <text:p>Frontal Orbital Cortex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31">
            <text:p>331</text:p>
          </table:table-cell>
          <table:table-cell office:value-type="float" office:value="33">
            <text:p>33</text:p>
          </table:table-cell>
          <table:table-cell office:value-type="string">
            <text:p>Frontal Orbital Cortex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40">
            <text:p>340</text:p>
          </table:table-cell>
          <table:table-cell office:value-type="float" office:value="34">
            <text:p>34</text:p>
          </table:table-cell>
          <table:table-cell office:value-type="string">
            <text:p>Parahippocampal Gyrus, anterior division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41">
            <text:p>341</text:p>
          </table:table-cell>
          <table:table-cell office:value-type="float" office:value="34">
            <text:p>34</text:p>
          </table:table-cell>
          <table:table-cell office:value-type="string">
            <text:p>Parahippocampal Gyrus, anterior division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50">
            <text:p>350</text:p>
          </table:table-cell>
          <table:table-cell office:value-type="float" office:value="35">
            <text:p>35</text:p>
          </table:table-cell>
          <table:table-cell office:value-type="string">
            <text:p>Parahippocampal Gyrus, posterior division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51">
            <text:p>351</text:p>
          </table:table-cell>
          <table:table-cell office:value-type="float" office:value="35">
            <text:p>35</text:p>
          </table:table-cell>
          <table:table-cell office:value-type="string">
            <text:p>Parahippocampal Gyrus, posterior division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60">
            <text:p>360</text:p>
          </table:table-cell>
          <table:table-cell office:value-type="float" office:value="36">
            <text:p>36</text:p>
          </table:table-cell>
          <table:table-cell office:value-type="string">
            <text:p>Lingual Gyrus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61">
            <text:p>361</text:p>
          </table:table-cell>
          <table:table-cell office:value-type="float" office:value="36">
            <text:p>36</text:p>
          </table:table-cell>
          <table:table-cell office:value-type="string">
            <text:p>Lingual Gyrus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70">
            <text:p>370</text:p>
          </table:table-cell>
          <table:table-cell office:value-type="float" office:value="37">
            <text:p>37</text:p>
          </table:table-cell>
          <table:table-cell office:value-type="string">
            <text:p>Temporal Fusiform Cortex, anterior division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71">
            <text:p>371</text:p>
          </table:table-cell>
          <table:table-cell office:value-type="float" office:value="37">
            <text:p>37</text:p>
          </table:table-cell>
          <table:table-cell office:value-type="string">
            <text:p>Temporal Fusiform Cortex, anterior division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80">
            <text:p>380</text:p>
          </table:table-cell>
          <table:table-cell office:value-type="float" office:value="38">
            <text:p>38</text:p>
          </table:table-cell>
          <table:table-cell office:value-type="string">
            <text:p>Temporal Fusiform Cortex, posterior division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81">
            <text:p>381</text:p>
          </table:table-cell>
          <table:table-cell office:value-type="float" office:value="38">
            <text:p>38</text:p>
          </table:table-cell>
          <table:table-cell office:value-type="string">
            <text:p>Temporal Fusiform Cortex, posterior division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90">
            <text:p>390</text:p>
          </table:table-cell>
          <table:table-cell office:value-type="float" office:value="39">
            <text:p>39</text:p>
          </table:table-cell>
          <table:table-cell office:value-type="string">
            <text:p>Temporal Occipital Fusiform Cortex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91">
            <text:p>391</text:p>
          </table:table-cell>
          <table:table-cell office:value-type="float" office:value="39">
            <text:p>39</text:p>
          </table:table-cell>
          <table:table-cell office:value-type="string">
            <text:p>Temporal Occipital Fusiform Cortex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00">
            <text:p>400</text:p>
          </table:table-cell>
          <table:table-cell office:value-type="float" office:value="40">
            <text:p>40</text:p>
          </table:table-cell>
          <table:table-cell office:value-type="string">
            <text:p>Occipital Fusiform Gyrus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01">
            <text:p>401</text:p>
          </table:table-cell>
          <table:table-cell office:value-type="float" office:value="40">
            <text:p>40</text:p>
          </table:table-cell>
          <table:table-cell office:value-type="string">
            <text:p>Occipital Fusiform Gyrus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10">
            <text:p>410</text:p>
          </table:table-cell>
          <table:table-cell office:value-type="float" office:value="41">
            <text:p>41</text:p>
          </table:table-cell>
          <table:table-cell office:value-type="string">
            <text:p>Frontal Operculum Cortex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11">
            <text:p>411</text:p>
          </table:table-cell>
          <table:table-cell office:value-type="float" office:value="41">
            <text:p>41</text:p>
          </table:table-cell>
          <table:table-cell office:value-type="string">
            <text:p>Frontal Operculum Cortex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20">
            <text:p>420</text:p>
          </table:table-cell>
          <table:table-cell office:value-type="float" office:value="42">
            <text:p>42</text:p>
          </table:table-cell>
          <table:table-cell office:value-type="string">
            <text:p>Central Opercular Cortex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21">
            <text:p>421</text:p>
          </table:table-cell>
          <table:table-cell office:value-type="float" office:value="42">
            <text:p>42</text:p>
          </table:table-cell>
          <table:table-cell office:value-type="string">
            <text:p>Central Opercular Cortex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30">
            <text:p>430</text:p>
          </table:table-cell>
          <table:table-cell office:value-type="float" office:value="43">
            <text:p>43</text:p>
          </table:table-cell>
          <table:table-cell office:value-type="string">
            <text:p>Parietal Operculum Cortex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31">
            <text:p>431</text:p>
          </table:table-cell>
          <table:table-cell office:value-type="float" office:value="43">
            <text:p>43</text:p>
          </table:table-cell>
          <table:table-cell office:value-type="string">
            <text:p>Parietal Operculum Cortex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40">
            <text:p>440</text:p>
          </table:table-cell>
          <table:table-cell office:value-type="float" office:value="44">
            <text:p>44</text:p>
          </table:table-cell>
          <table:table-cell office:value-type="string">
            <text:p>Planum Polare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41">
            <text:p>441</text:p>
          </table:table-cell>
          <table:table-cell office:value-type="float" office:value="44">
            <text:p>44</text:p>
          </table:table-cell>
          <table:table-cell office:value-type="string">
            <text:p>Planum Polare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50">
            <text:p>450</text:p>
          </table:table-cell>
          <table:table-cell office:value-type="float" office:value="45">
            <text:p>45</text:p>
          </table:table-cell>
          <table:table-cell office:value-type="string">
            <text:p>Heschls Gyrus (includes H1 and H2)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51">
            <text:p>451</text:p>
          </table:table-cell>
          <table:table-cell office:value-type="float" office:value="45">
            <text:p>45</text:p>
          </table:table-cell>
          <table:table-cell office:value-type="string">
            <text:p>Heschls Gyrus (includes H1 and H2)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60">
            <text:p>460</text:p>
          </table:table-cell>
          <table:table-cell office:value-type="float" office:value="46">
            <text:p>46</text:p>
          </table:table-cell>
          <table:table-cell office:value-type="string">
            <text:p>Planum Temporale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61">
            <text:p>461</text:p>
          </table:table-cell>
          <table:table-cell office:value-type="float" office:value="46">
            <text:p>46</text:p>
          </table:table-cell>
          <table:table-cell office:value-type="string">
            <text:p>Planum Temporale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70">
            <text:p>470</text:p>
          </table:table-cell>
          <table:table-cell office:value-type="float" office:value="47">
            <text:p>47</text:p>
          </table:table-cell>
          <table:table-cell office:value-type="string">
            <text:p>Supracalcarine Cortex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71">
            <text:p>471</text:p>
          </table:table-cell>
          <table:table-cell office:value-type="float" office:value="47">
            <text:p>47</text:p>
          </table:table-cell>
          <table:table-cell office:value-type="string">
            <text:p>Supracalcarine Cortex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80">
            <text:p>480</text:p>
          </table:table-cell>
          <table:table-cell office:value-type="float" office:value="48">
            <text:p>48</text:p>
          </table:table-cell>
          <table:table-cell office:value-type="string">
            <text:p>Occipital Pole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81">
            <text:p>481</text:p>
          </table:table-cell>
          <table:table-cell office:value-type="float" office:value="48">
            <text:p>48</text:p>
          </table:table-cell>
          <table:table-cell office:value-type="string">
            <text:p>Occipital Pole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016">
            <text:p>1016</text:p>
          </table:table-cell>
          <table:table-cell office:value-type="string">
            <text:p>Sc16</text:p>
          </table:table-cell>
          <table:table-cell office:value-type="string">
            <text:p>Brain-Stem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116">
            <text:p>1116</text:p>
          </table:table-cell>
          <table:table-cell office:value-type="string">
            <text:p>Sc16</text:p>
          </table:table-cell>
          <table:table-cell office:value-type="string">
            <text:p>Brain-Stem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2010">
            <text:p>2010</text:p>
          </table:table-cell>
          <table:table-cell office:value-type="string">
            <text:p>Sc10</text:p>
          </table:table-cell>
          <table:table-cell office:value-type="string">
            <text:p>Thalamus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049">
            <text:p>2049</text:p>
          </table:table-cell>
          <table:table-cell office:value-type="string">
            <text:p>Sc49</text:p>
          </table:table-cell>
          <table:table-cell office:value-type="string">
            <text:p>Thalamus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3011">
            <text:p>3011</text:p>
          </table:table-cell>
          <table:table-cell office:value-type="string">
            <text:p>Sc11</text:p>
          </table:table-cell>
          <table:table-cell office:value-type="string">
            <text:p>Caudate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3050">
            <text:p>3050</text:p>
          </table:table-cell>
          <table:table-cell office:value-type="string">
            <text:p>Sc50</text:p>
          </table:table-cell>
          <table:table-cell office:value-type="string">
            <text:p>Caudate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4012">
            <text:p>4012</text:p>
          </table:table-cell>
          <table:table-cell office:value-type="string">
            <text:p>Sc12</text:p>
          </table:table-cell>
          <table:table-cell office:value-type="string">
            <text:p>Putamen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4051">
            <text:p>4051</text:p>
          </table:table-cell>
          <table:table-cell office:value-type="string">
            <text:p>Sc51</text:p>
          </table:table-cell>
          <table:table-cell office:value-type="string">
            <text:p>Putamen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5013">
            <text:p>5013</text:p>
          </table:table-cell>
          <table:table-cell office:value-type="string">
            <text:p>Sc13</text:p>
          </table:table-cell>
          <table:table-cell office:value-type="string">
            <text:p>Pallidum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5052">
            <text:p>5052</text:p>
          </table:table-cell>
          <table:table-cell office:value-type="string">
            <text:p>Sc52</text:p>
          </table:table-cell>
          <table:table-cell office:value-type="string">
            <text:p>Pallidum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6017">
            <text:p>6017</text:p>
          </table:table-cell>
          <table:table-cell office:value-type="string">
            <text:p>Sc17</text:p>
          </table:table-cell>
          <table:table-cell office:value-type="string">
            <text:p>Hippocampus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6053">
            <text:p>6053</text:p>
          </table:table-cell>
          <table:table-cell office:value-type="string">
            <text:p>Sc53</text:p>
          </table:table-cell>
          <table:table-cell office:value-type="string">
            <text:p>Hippocampus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7018">
            <text:p>7018</text:p>
          </table:table-cell>
          <table:table-cell office:value-type="string">
            <text:p>Sc18</text:p>
          </table:table-cell>
          <table:table-cell office:value-type="string">
            <text:p>Amygdala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7054">
            <text:p>7054</text:p>
          </table:table-cell>
          <table:table-cell office:value-type="string">
            <text:p>SC54</text:p>
          </table:table-cell>
          <table:table-cell office:value-type="string">
            <text:p>Amygdala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8026">
            <text:p>8026</text:p>
          </table:table-cell>
          <table:table-cell office:value-type="string">
            <text:p>Sc26</text:p>
          </table:table-cell>
          <table:table-cell office:value-type="string">
            <text:p>Accumbens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8058">
            <text:p>8058</text:p>
          </table:table-cell>
          <table:table-cell office:value-type="string">
            <text:p>Sc58</text:p>
          </table:table-cell>
          <table:table-cell office:value-type="string">
            <text:p>Accumbens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OK" table:style-name="ta2" table:print="false">
        <table:table-column table:style-name="co1" table:number-columns-repeated="1024" table:default-cell-style-name="Excel_20_Built-in_20_Normal"/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rontal Pole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  <table:table-cell office:value-type="string">
            <text:p>F pole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rontal Pole</text:p>
          </table:table-cell>
          <table:table-cell office:value-type="string">
            <text:p>R</text:p>
          </table:table-cell>
          <table:table-cell office:value-type="float" office:value="3">
            <text:p>3</text:p>
          </table:table-cell>
          <table:table-cell office:value-type="string">
            <text:p>F pole</text:p>
          </table:table-cell>
          <table:table-cell table:number-columns-repeated="1017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Insular Cortex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string">
            <text:p>F insula</text:p>
          </table:table-cell>
          <table:table-cell table:number-columns-repeated="1017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Insular Cortex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F insula</text:p>
          </table:table-cell>
          <table:table-cell table:number-columns-repeated="1017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uperior Frontal Gyrus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  <table:table-cell office:value-type="string">
            <text:p>SFG</text:p>
          </table:table-cell>
          <table:table-cell table:number-columns-repeated="1017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uperior Frontal Gyrus</text:p>
          </table:table-cell>
          <table:table-cell office:value-type="string">
            <text:p>R</text:p>
          </table:table-cell>
          <table:table-cell office:value-type="float" office:value="3">
            <text:p>3</text:p>
          </table:table-cell>
          <table:table-cell office:value-type="string">
            <text:p>SFG</text:p>
          </table:table-cell>
          <table:table-cell table:number-columns-repeated="1017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iddle Frontal Gyrus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  <table:table-cell office:value-type="string">
            <text:p>MFG</text:p>
          </table:table-cell>
          <table:table-cell table:number-columns-repeated="1017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iddle Frontal Gyrus</text:p>
          </table:table-cell>
          <table:table-cell office:value-type="string">
            <text:p>R</text:p>
          </table:table-cell>
          <table:table-cell office:value-type="float" office:value="3">
            <text:p>3</text:p>
          </table:table-cell>
          <table:table-cell office:value-type="string">
            <text:p>MFG</text:p>
          </table:table-cell>
          <table:table-cell table:number-columns-repeated="1017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Inferior Frontal Gyrus, pars triangularis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  <table:table-cell office:value-type="string">
            <text:p>IFG pars triangularis</text:p>
          </table:table-cell>
          <table:table-cell table:number-columns-repeated="1017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Inferior Frontal Gyrus, pars triangularis</text:p>
          </table:table-cell>
          <table:table-cell office:value-type="string">
            <text:p>R</text:p>
          </table:table-cell>
          <table:table-cell office:value-type="float" office:value="3">
            <text:p>3</text:p>
          </table:table-cell>
          <table:table-cell office:value-type="string">
            <text:p>IFG pars triangularis</text:p>
          </table:table-cell>
          <table:table-cell table:number-columns-repeated="1017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Inferior Frontal Gyrus, pars opercularis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  <table:table-cell office:value-type="string">
            <text:p>IFG pars opercularis</text:p>
          </table:table-cell>
          <table:table-cell table:number-columns-repeated="1017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Inferior Frontal Gyrus, pars opercularis</text:p>
          </table:table-cell>
          <table:table-cell office:value-type="string">
            <text:p>R</text:p>
          </table:table-cell>
          <table:table-cell office:value-type="float" office:value="3">
            <text:p>3</text:p>
          </table:table-cell>
          <table:table-cell office:value-type="string">
            <text:p>IFG pars opercularis</text:p>
          </table:table-cell>
          <table:table-cell table:number-columns-repeated="1017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Precentral Gyrus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string">
            <text:p>Precentral G</text:p>
          </table:table-cell>
          <table:table-cell table:number-columns-repeated="1017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Precentral Gyrus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Precentral G</text:p>
          </table:table-cell>
          <table:table-cell table:number-columns-repeated="1017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Temporal Pole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string">
            <text:p>T pole</text:p>
          </table:table-cell>
          <table:table-cell table:number-columns-repeated="1017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Temporal Pole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T pole</text:p>
          </table:table-cell>
          <table:table-cell table:number-columns-repeated="1017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Superior Temporal Gyrus, anterior division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string">
            <text:p>STG ant</text:p>
          </table:table-cell>
          <table:table-cell table:number-columns-repeated="1017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Superior Temporal Gyrus, anterior division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STG ant</text:p>
          </table:table-cell>
          <table:table-cell table:number-columns-repeated="1017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Superior Temporal Gyrus, posterior division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string">
            <text:p>STG post</text:p>
          </table:table-cell>
          <table:table-cell table:number-columns-repeated="1017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Superior Temporal Gyrus, posterior division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STG post</text:p>
          </table:table-cell>
          <table:table-cell table:number-columns-repeated="1017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Middle Temporal Gyrus, anterior division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  <table:table-cell office:value-type="string">
            <text:p>MTG ant</text:p>
          </table:table-cell>
          <table:table-cell table:number-columns-repeated="1017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Middle Temporal Gyrus, anterior division</text:p>
          </table:table-cell>
          <table:table-cell office:value-type="string">
            <text:p>R</text:p>
          </table:table-cell>
          <table:table-cell office:value-type="float" office:value="3">
            <text:p>3</text:p>
          </table:table-cell>
          <table:table-cell office:value-type="string">
            <text:p>MTG ant</text:p>
          </table:table-cell>
          <table:table-cell table:number-columns-repeated="1017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Middle Temporal Gyrus, posterior division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  <table:table-cell office:value-type="string">
            <text:p>MTG post</text:p>
          </table:table-cell>
          <table:table-cell table:number-columns-repeated="1017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Middle Temporal Gyrus, posterior division</text:p>
          </table:table-cell>
          <table:table-cell office:value-type="string">
            <text:p>R</text:p>
          </table:table-cell>
          <table:table-cell office:value-type="float" office:value="3">
            <text:p>3</text:p>
          </table:table-cell>
          <table:table-cell office:value-type="string">
            <text:p>MTG post</text:p>
          </table:table-cell>
          <table:table-cell table:number-columns-repeated="1017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Middle Temporal Gyrus, temporooccipital part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  <table:table-cell office:value-type="string">
            <text:p>MTG temp-occipital division</text:p>
          </table:table-cell>
          <table:table-cell table:number-columns-repeated="1017"/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Middle Temporal Gyrus, temporooccipital part</text:p>
          </table:table-cell>
          <table:table-cell office:value-type="string">
            <text:p>R</text:p>
          </table:table-cell>
          <table:table-cell office:value-type="float" office:value="3">
            <text:p>3</text:p>
          </table:table-cell>
          <table:table-cell office:value-type="string">
            <text:p>MTG temp-occipital division</text:p>
          </table:table-cell>
          <table:table-cell table:number-columns-repeated="1017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Inferior Temporal Gyrus, anterior division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string">
            <text:p>ITG ant</text:p>
          </table:table-cell>
          <table:table-cell table:number-columns-repeated="1017"/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Inferior Temporal Gyrus, anterior division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ITG ant</text:p>
          </table:table-cell>
          <table:table-cell table:number-columns-repeated="1017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Inferior Temporal Gyrus, posterior division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string">
            <text:p>ITG post</text:p>
          </table:table-cell>
          <table:table-cell table:number-columns-repeated="1017"/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Inferior Temporal Gyrus, posterior division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ITG post</text:p>
          </table:table-cell>
          <table:table-cell table:number-columns-repeated="1017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Inferior Temporal Gyrus, temporooccipital part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string">
            <text:p>OTG Temp-occiptal division</text:p>
          </table:table-cell>
          <table:table-cell table:number-columns-repeated="1017"/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Inferior Temporal Gyrus, temporooccipital part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OTG Temp-occiptal division</text:p>
          </table:table-cell>
          <table:table-cell table:number-columns-repeated="1017"/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Postcentral Gyrus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string">
            <text:p>Postcentral Gyrus</text:p>
          </table:table-cell>
          <table:table-cell table:number-columns-repeated="1017"/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Postcentral Gyrus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Postcentral Gyrus</text:p>
          </table:table-cell>
          <table:table-cell table:number-columns-repeated="1017"/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Superior Parietal Lobule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string">
            <text:p>Superior Parietal Lobule</text:p>
          </table:table-cell>
          <table:table-cell table:number-columns-repeated="1017"/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Superior Parietal Lobule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Superior Parietal Lobule</text:p>
          </table:table-cell>
          <table:table-cell table:number-columns-repeated="1017"/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Supramarginal Gyrus, anterior division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string">
            <text:p>Supramarginal Gyrus, anterior division</text:p>
          </table:table-cell>
          <table:table-cell table:number-columns-repeated="1017"/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Supramarginal Gyrus, anterior division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Supramarginal Gyrus, anterior division</text:p>
          </table:table-cell>
          <table:table-cell table:number-columns-repeated="1017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Supramarginal Gyrus, posterior division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  <table:table-cell office:value-type="string">
            <text:p>Supramarginal Gyrus, posterior division</text:p>
          </table:table-cell>
          <table:table-cell table:number-columns-repeated="1017"/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Supramarginal Gyrus, posterior division</text:p>
          </table:table-cell>
          <table:table-cell office:value-type="string">
            <text:p>R</text:p>
          </table:table-cell>
          <table:table-cell office:value-type="float" office:value="3">
            <text:p>3</text:p>
          </table:table-cell>
          <table:table-cell office:value-type="string">
            <text:p>Supramarginal Gyrus, posterior division</text:p>
          </table:table-cell>
          <table:table-cell table:number-columns-repeated="1017"/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Angular Gyrus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  <table:table-cell office:value-type="string">
            <text:p>Angular Gyrus (a bit of it is also in 22 and very <text:s/>little on 13)</text:p>
          </table:table-cell>
          <table:table-cell table:number-columns-repeated="1017"/>
        </table:table-row>
        <table:table-row table:style-name="ro2">
          <table:table-cell office:value-type="float" office:value="211">
            <text:p>21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Angular Gyrus</text:p>
          </table:table-cell>
          <table:table-cell office:value-type="string">
            <text:p>R</text:p>
          </table:table-cell>
          <table:table-cell office:value-type="float" office:value="3">
            <text:p>3</text:p>
          </table:table-cell>
          <table:table-cell office:value-type="string">
            <text:p>Angular Gyrus (a bit of it is also in 22 and very <text:s/>little on 13)</text:p>
          </table:table-cell>
          <table:table-cell table:number-columns-repeated="1017"/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string">
            <text:p>Lateral Occipital Cortex, superior division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string">
            <text:p>Lateral Occiptal Cortex, superior division</text:p>
          </table:table-cell>
          <table:table-cell table:number-columns-repeated="1017"/>
        </table:table-row>
        <table:table-row table:style-name="ro2">
          <table:table-cell office:value-type="float" office:value="221">
            <text:p>221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string">
            <text:p>Lateral Occipital Cortex, superior division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Lateral Occiptal Cortex, superior division</text:p>
          </table:table-cell>
          <table:table-cell table:number-columns-repeated="1017"/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Lateral Occipital Cortex, inferior division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string">
            <text:p>Lateral Occiptal Cortex, inferior division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Lateral Occipital Cortex, inferior division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Lateral Occiptal Cortex, inferior division</text:p>
          </table:table-cell>
          <table:table-cell table:number-columns-repeated="1017"/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string">
            <text:p>Intracalcarine Cortex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string">
            <text:p>Intracalcarine Cortex</text:p>
          </table:table-cell>
          <table:table-cell table:number-columns-repeated="1017"/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string">
            <text:p>Intracalcarine Cortex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Intracalcarine Cortex</text:p>
          </table:table-cell>
          <table:table-cell table:number-columns-repeated="1017"/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Frontal Medial Cortex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string">
            <text:p>Frontal Medial Cortex</text:p>
          </table:table-cell>
          <table:table-cell table:number-columns-repeated="1017"/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Frontal Medial Cortex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Frontal Medial Cortex</text:p>
          </table:table-cell>
          <table:table-cell table:number-columns-repeated="1017"/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Juxtapositional Lobule Cortex (formerly Supplementary Motor Cortex)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string">
            <text:p>Juxtapositional Lobule Cortex (formerly Supplementary Motox Cortex)</text:p>
          </table:table-cell>
          <table:table-cell table:number-columns-repeated="1017"/>
        </table:table-row>
        <table:table-row table:style-name="ro2">
          <table:table-cell office:value-type="float" office:value="261">
            <text:p>26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Juxtapositional Lobule Cortex (formerly Supplementary Motor Cortex)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Juxtapositional Lobule Cortex (formerly Supplementary Motox Cortex)</text:p>
          </table:table-cell>
          <table:table-cell table:number-columns-repeated="1017"/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Subcallosal Cortex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string">
            <text:p>Subcallosal Cortex</text:p>
          </table:table-cell>
          <table:table-cell table:number-columns-repeated="1017"/>
        </table:table-row>
        <table:table-row table:style-name="ro2">
          <table:table-cell office:value-type="float" office:value="271">
            <text:p>27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Subcallosal Cortex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Subcallosal Cortex</text:p>
          </table:table-cell>
          <table:table-cell table:number-columns-repeated="1017"/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Paracingulate Gyrus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  <table:table-cell office:value-type="string">
            <text:p>Paracingulate Gyrus</text:p>
          </table:table-cell>
          <table:table-cell table:number-columns-repeated="1017"/>
        </table:table-row>
        <table:table-row table:style-name="ro2">
          <table:table-cell office:value-type="float" office:value="281">
            <text:p>28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Paracingulate Gyrus</text:p>
          </table:table-cell>
          <table:table-cell office:value-type="string">
            <text:p>R</text:p>
          </table:table-cell>
          <table:table-cell office:value-type="float" office:value="3">
            <text:p>3</text:p>
          </table:table-cell>
          <table:table-cell office:value-type="string">
            <text:p>Paracingulate Gyrus</text:p>
          </table:table-cell>
          <table:table-cell table:number-columns-repeated="1017"/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Cingulate Gyrus, anterior division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string">
            <text:p>Cingulate Gyrus, anterior division</text:p>
          </table:table-cell>
          <table:table-cell table:number-columns-repeated="1017"/>
        </table:table-row>
        <table:table-row table:style-name="ro2">
          <table:table-cell office:value-type="float" office:value="291">
            <text:p>29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Cingulate Gyrus, anterior division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Cingulate Gyrus, anterior division</text:p>
          </table:table-cell>
          <table:table-cell table:number-columns-repeated="1017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Cingulate Gyrus, posterior division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string">
            <text:p>Cingulate Gyrus, posterior division</text:p>
          </table:table-cell>
          <table:table-cell table:number-columns-repeated="1017"/>
        </table:table-row>
        <table:table-row table:style-name="ro2">
          <table:table-cell office:value-type="float" office:value="301">
            <text:p>30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Cingulate Gyrus, posterior division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Cingulate Gyrus, posterior division</text:p>
          </table:table-cell>
          <table:table-cell table:number-columns-repeated="1017"/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string">
            <text:p>Precuneous Cortex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  <table:table-cell office:value-type="string">
            <text:p>Precuneous Cortex</text:p>
          </table:table-cell>
          <table:table-cell table:number-columns-repeated="1017"/>
        </table:table-row>
        <table:table-row table:style-name="ro2">
          <table:table-cell office:value-type="float" office:value="311">
            <text:p>311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string">
            <text:p>Precuneous Cortex</text:p>
          </table:table-cell>
          <table:table-cell office:value-type="string">
            <text:p>R</text:p>
          </table:table-cell>
          <table:table-cell office:value-type="float" office:value="3">
            <text:p>3</text:p>
          </table:table-cell>
          <table:table-cell office:value-type="string">
            <text:p>Precuneous Cortex</text:p>
          </table:table-cell>
          <table:table-cell table:number-columns-repeated="1017"/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Cuneal Cortex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string">
            <text:p>Cuneal Cortex</text:p>
          </table:table-cell>
          <table:table-cell table:number-columns-repeated="1017"/>
        </table:table-row>
        <table:table-row table:style-name="ro2">
          <table:table-cell office:value-type="float" office:value="321">
            <text:p>32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Cuneal Cortex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Cuneal Cortex</text:p>
          </table:table-cell>
          <table:table-cell table:number-columns-repeated="1017"/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Frontal Orbital Cortex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string">
            <text:p>Frontal Orbital Cortex</text:p>
          </table:table-cell>
          <table:table-cell table:number-columns-repeated="1017"/>
        </table:table-row>
        <table:table-row table:style-name="ro2">
          <table:table-cell office:value-type="float" office:value="331">
            <text:p>33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Frontal Orbital Cortex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Frontal Orbital Cortex</text:p>
          </table:table-cell>
          <table:table-cell table:number-columns-repeated="1017"/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Parahippocampal Gyrus, anterior division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string">
            <text:p>Parahippocampal Gyrus, anterior division</text:p>
          </table:table-cell>
          <table:table-cell table:number-columns-repeated="1017"/>
        </table:table-row>
        <table:table-row table:style-name="ro2">
          <table:table-cell office:value-type="float" office:value="341">
            <text:p>341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Parahippocampal Gyrus, anterior division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Parahippocampal Gyrus, anterior division</text:p>
          </table:table-cell>
          <table:table-cell table:number-columns-repeated="1017"/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Parahippocampal Gyrus, posterior division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string">
            <text:p>Parahippocampal Gyrus, posterior division</text:p>
          </table:table-cell>
          <table:table-cell table:number-columns-repeated="1017"/>
        </table:table-row>
        <table:table-row table:style-name="ro2">
          <table:table-cell office:value-type="float" office:value="351">
            <text:p>351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Parahippocampal Gyrus, posterior division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Parahippocampal Gyrus, posterior division</text:p>
          </table:table-cell>
          <table:table-cell table:number-columns-repeated="1017"/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string">
            <text:p>Lingual Gyrus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string">
            <text:p>Lingual Gyrus</text:p>
          </table:table-cell>
          <table:table-cell table:number-columns-repeated="1017"/>
        </table:table-row>
        <table:table-row table:style-name="ro2">
          <table:table-cell office:value-type="float" office:value="361">
            <text:p>361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string">
            <text:p>Lingual Gyrus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Lingual Gyrus</text:p>
          </table:table-cell>
          <table:table-cell table:number-columns-repeated="1017"/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Temporal Fusiform Cortex, anterior division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string">
            <text:p>Temporal Fusiform Cortex, anterior division</text:p>
          </table:table-cell>
          <table:table-cell table:number-columns-repeated="1017"/>
        </table:table-row>
        <table:table-row table:style-name="ro2">
          <table:table-cell office:value-type="float" office:value="371">
            <text:p>37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Temporal Fusiform Cortex, anterior division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Temporal Fusiform Cortex, anterior division</text:p>
          </table:table-cell>
          <table:table-cell table:number-columns-repeated="1017"/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string">
            <text:p>Temporal Fusiform Cortex, posterior division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string">
            <text:p>Temporal Fusiform Cortex, posterior division</text:p>
          </table:table-cell>
          <table:table-cell table:number-columns-repeated="1017"/>
        </table:table-row>
        <table:table-row table:style-name="ro2">
          <table:table-cell office:value-type="float" office:value="381">
            <text:p>381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string">
            <text:p>Temporal Fusiform Cortex, posterior division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Temporal Fusiform Cortex, posterior division</text:p>
          </table:table-cell>
          <table:table-cell table:number-columns-repeated="1017"/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string">
            <text:p>Temporal Occipital Fusiform Cortex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string">
            <text:p>Temporal Occipital Fusiform Cortex</text:p>
          </table:table-cell>
          <table:table-cell table:number-columns-repeated="1017"/>
        </table:table-row>
        <table:table-row table:style-name="ro2">
          <table:table-cell office:value-type="float" office:value="391">
            <text:p>391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string">
            <text:p>Temporal Occipital Fusiform Cortex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Temporal Occipital Fusiform Cortex</text:p>
          </table:table-cell>
          <table:table-cell table:number-columns-repeated="1017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Occipital Fusiform Gyrus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string">
            <text:p>Occiptal Fusiform Gyrus</text:p>
          </table:table-cell>
          <table:table-cell table:number-columns-repeated="1017"/>
        </table:table-row>
        <table:table-row table:style-name="ro2">
          <table:table-cell office:value-type="float" office:value="401">
            <text:p>401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Occipital Fusiform Gyrus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Occiptal Fusiform Gyrus</text:p>
          </table:table-cell>
          <table:table-cell table:number-columns-repeated="1017"/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Frontal Operculum Cortex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string">
            <text:p>Frontal Operculum Cortex</text:p>
          </table:table-cell>
          <table:table-cell table:number-columns-repeated="1017"/>
        </table:table-row>
        <table:table-row table:style-name="ro2">
          <table:table-cell office:value-type="float" office:value="411">
            <text:p>41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Frontal Operculum Cortex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Frontal Operculum Cortex</text:p>
          </table:table-cell>
          <table:table-cell table:number-columns-repeated="1017"/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string">
            <text:p>Central Opercular Cortex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string">
            <text:p>Central Opercular Cortex</text:p>
          </table:table-cell>
          <table:table-cell table:number-columns-repeated="1017"/>
        </table:table-row>
        <table:table-row table:style-name="ro2">
          <table:table-cell office:value-type="float" office:value="421">
            <text:p>421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string">
            <text:p>Central Opercular Cortex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Central Opercular Cortex</text:p>
          </table:table-cell>
          <table:table-cell table:number-columns-repeated="1017"/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string">
            <text:p>Parietal Operculum Cortex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string">
            <text:p>Parietal Operculum Cortex</text:p>
          </table:table-cell>
          <table:table-cell table:number-columns-repeated="1017"/>
        </table:table-row>
        <table:table-row table:style-name="ro2">
          <table:table-cell office:value-type="float" office:value="431">
            <text:p>431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string">
            <text:p>Parietal Operculum Cortex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Parietal Operculum Cortex</text:p>
          </table:table-cell>
          <table:table-cell table:number-columns-repeated="1017"/>
        </table:table-row>
        <table:table-row table:style-name="ro2">
          <table:table-cell office:value-type="float" office:value="440">
            <text:p>440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string">
            <text:p>Planum Polare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string">
            <text:p>Planum Polare</text:p>
          </table:table-cell>
          <table:table-cell table:number-columns-repeated="1017"/>
        </table:table-row>
        <table:table-row table:style-name="ro2">
          <table:table-cell office:value-type="float" office:value="441">
            <text:p>441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string">
            <text:p>Planum Polare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Planum Polare</text:p>
          </table:table-cell>
          <table:table-cell table:number-columns-repeated="1017"/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string">
            <text:p>Heschls Gyrus (includes H1 and H2)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string">
            <text:p>Heschis Gyrus (includes H1 and H2)</text:p>
          </table:table-cell>
          <table:table-cell table:number-columns-repeated="1017"/>
        </table:table-row>
        <table:table-row table:style-name="ro2">
          <table:table-cell office:value-type="float" office:value="451">
            <text:p>451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string">
            <text:p>Heschls Gyrus (includes H1 and H2)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Heschis Gyrus (includes H1 and H2)</text:p>
          </table:table-cell>
          <table:table-cell table:number-columns-repeated="1017"/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string">
            <text:p>Planum Temporale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string">
            <text:p>Planum Temporale</text:p>
          </table:table-cell>
          <table:table-cell table:number-columns-repeated="1017"/>
        </table:table-row>
        <table:table-row table:style-name="ro2">
          <table:table-cell office:value-type="float" office:value="461">
            <text:p>461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string">
            <text:p>Planum Temporale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Planum Temporale</text:p>
          </table:table-cell>
          <table:table-cell table:number-columns-repeated="1017"/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string">
            <text:p>Supracalcarine Cortex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string">
            <text:p>Supracalcarine Cortex</text:p>
          </table:table-cell>
          <table:table-cell table:number-columns-repeated="1017"/>
        </table:table-row>
        <table:table-row table:style-name="ro2">
          <table:table-cell office:value-type="float" office:value="471">
            <text:p>471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string">
            <text:p>Supracalcarine Cortex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Supracalcarine Cortex</text:p>
          </table:table-cell>
          <table:table-cell table:number-columns-repeated="1017"/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string">
            <text:p>Occipital Pole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string">
            <text:p>Occiptal Pole</text:p>
          </table:table-cell>
          <table:table-cell table:number-columns-repeated="1017"/>
        </table:table-row>
        <table:table-row table:style-name="ro2">
          <table:table-cell office:value-type="float" office:value="481">
            <text:p>481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string">
            <text:p>Occipital Pole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Occiptal Pole</text:p>
          </table:table-cell>
          <table:table-cell table:number-columns-repeated="1017"/>
        </table:table-row>
        <table:table-row table:style-name="ro2">
          <table:table-cell office:value-type="float" office:value="1016">
            <text:p>1016</text:p>
          </table:table-cell>
          <table:table-cell office:value-type="string">
            <text:p>Sc16</text:p>
          </table:table-cell>
          <table:table-cell office:value-type="float" office:value="5">
            <text:p>5</text:p>
          </table:table-cell>
          <table:table-cell office:value-type="string">
            <text:p>Brain-Stem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1116">
            <text:p>1116</text:p>
          </table:table-cell>
          <table:table-cell office:value-type="string">
            <text:p>Sc16</text:p>
          </table:table-cell>
          <table:table-cell office:value-type="float" office:value="5">
            <text:p>5</text:p>
          </table:table-cell>
          <table:table-cell office:value-type="string">
            <text:p>Brain-Stem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2010">
            <text:p>2010</text:p>
          </table:table-cell>
          <table:table-cell office:value-type="string">
            <text:p>Sc10</text:p>
          </table:table-cell>
          <table:table-cell office:value-type="float" office:value="5">
            <text:p>5</text:p>
          </table:table-cell>
          <table:table-cell office:value-type="string">
            <text:p>Thalamus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2049">
            <text:p>2049</text:p>
          </table:table-cell>
          <table:table-cell office:value-type="string">
            <text:p>Sc49</text:p>
          </table:table-cell>
          <table:table-cell office:value-type="float" office:value="5">
            <text:p>5</text:p>
          </table:table-cell>
          <table:table-cell office:value-type="string">
            <text:p>Thalamus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3011">
            <text:p>3011</text:p>
          </table:table-cell>
          <table:table-cell office:value-type="string">
            <text:p>Sc11</text:p>
          </table:table-cell>
          <table:table-cell office:value-type="float" office:value="5">
            <text:p>5</text:p>
          </table:table-cell>
          <table:table-cell office:value-type="string">
            <text:p>Caudate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3050">
            <text:p>3050</text:p>
          </table:table-cell>
          <table:table-cell office:value-type="string">
            <text:p>Sc50</text:p>
          </table:table-cell>
          <table:table-cell office:value-type="float" office:value="5">
            <text:p>5</text:p>
          </table:table-cell>
          <table:table-cell office:value-type="string">
            <text:p>Caudate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4012">
            <text:p>4012</text:p>
          </table:table-cell>
          <table:table-cell office:value-type="string">
            <text:p>Sc12</text:p>
          </table:table-cell>
          <table:table-cell office:value-type="float" office:value="5">
            <text:p>5</text:p>
          </table:table-cell>
          <table:table-cell office:value-type="string">
            <text:p>Putamen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4051">
            <text:p>4051</text:p>
          </table:table-cell>
          <table:table-cell office:value-type="string">
            <text:p>Sc51</text:p>
          </table:table-cell>
          <table:table-cell office:value-type="float" office:value="5">
            <text:p>5</text:p>
          </table:table-cell>
          <table:table-cell office:value-type="string">
            <text:p>Putamen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5013">
            <text:p>5013</text:p>
          </table:table-cell>
          <table:table-cell office:value-type="string">
            <text:p>Sc13</text:p>
          </table:table-cell>
          <table:table-cell office:value-type="float" office:value="5">
            <text:p>5</text:p>
          </table:table-cell>
          <table:table-cell office:value-type="string">
            <text:p>Pallidum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5052">
            <text:p>5052</text:p>
          </table:table-cell>
          <table:table-cell office:value-type="string">
            <text:p>Sc52</text:p>
          </table:table-cell>
          <table:table-cell office:value-type="float" office:value="5">
            <text:p>5</text:p>
          </table:table-cell>
          <table:table-cell office:value-type="string">
            <text:p>Pallidum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6017">
            <text:p>6017</text:p>
          </table:table-cell>
          <table:table-cell office:value-type="string">
            <text:p>Sc17</text:p>
          </table:table-cell>
          <table:table-cell office:value-type="float" office:value="2">
            <text:p>2</text:p>
          </table:table-cell>
          <table:table-cell office:value-type="string">
            <text:p>Hippocampus</text:p>
          </table:table-cell>
          <table:table-cell office:value-type="string">
            <text:p>L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6053">
            <text:p>6053</text:p>
          </table:table-cell>
          <table:table-cell office:value-type="string">
            <text:p>Sc53</text:p>
          </table:table-cell>
          <table:table-cell office:value-type="float" office:value="2">
            <text:p>2</text:p>
          </table:table-cell>
          <table:table-cell office:value-type="string">
            <text:p>Hippocampus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7018">
            <text:p>7018</text:p>
          </table:table-cell>
          <table:table-cell office:value-type="string">
            <text:p>Sc18</text:p>
          </table:table-cell>
          <table:table-cell office:value-type="float" office:value="2">
            <text:p>2</text:p>
          </table:table-cell>
          <table:table-cell office:value-type="string">
            <text:p>Amygdala</text:p>
          </table:table-cell>
          <table:table-cell office:value-type="string">
            <text:p>L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7054">
            <text:p>7054</text:p>
          </table:table-cell>
          <table:table-cell office:value-type="string">
            <text:p>SC54</text:p>
          </table:table-cell>
          <table:table-cell office:value-type="float" office:value="2">
            <text:p>2</text:p>
          </table:table-cell>
          <table:table-cell office:value-type="string">
            <text:p>Amygdala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8026">
            <text:p>8026</text:p>
          </table:table-cell>
          <table:table-cell office:value-type="string">
            <text:p>Sc26</text:p>
          </table:table-cell>
          <table:table-cell office:value-type="float" office:value="5">
            <text:p>5</text:p>
          </table:table-cell>
          <table:table-cell office:value-type="string">
            <text:p>Accumbens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8058">
            <text:p>8058</text:p>
          </table:table-cell>
          <table:table-cell office:value-type="string">
            <text:p>Sc58</text:p>
          </table:table-cell>
          <table:table-cell office:value-type="float" office:value="5">
            <text:p>5</text:p>
          </table:table-cell>
          <table:table-cell office:value-type="string">
            <text:p>Accumbens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 table:number-rows-repeated="10484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rtical" table:style-name="ta3" table:print="false">
        <table:table-column table:style-name="co1" table:number-columns-repeated="1024" table:default-cell-style-name="Excel_20_Built-in_20_Normal"/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'F pole'</text:p>
          </table:table-cell>
          <table:table-cell office:value-type="string">
            <text:p>'L'</text:p>
          </table:table-cell>
          <table:table-cell office:value-type="float" office:value="3">
            <text:p>3</text:p>
          </table:table-cell>
          <table:table-cell office:value-type="string">
            <text:p>'Frontal Pole'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'F pole'</text:p>
          </table:table-cell>
          <table:table-cell office:value-type="string">
            <text:p>'R'</text:p>
          </table:table-cell>
          <table:table-cell office:value-type="float" office:value="3">
            <text:p>3</text:p>
          </table:table-cell>
          <table:table-cell office:value-type="string">
            <text:p>'Frontal Pole'</text:p>
          </table:table-cell>
          <table:table-cell table:number-columns-repeated="1017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'F insula'</text:p>
          </table:table-cell>
          <table:table-cell office:value-type="string">
            <text:p>'L'</text:p>
          </table:table-cell>
          <table:table-cell office:value-type="float" office:value="4">
            <text:p>4</text:p>
          </table:table-cell>
          <table:table-cell office:value-type="string">
            <text:p>'Insular Cortex'</text:p>
          </table:table-cell>
          <table:table-cell table:number-columns-repeated="1017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'F insula'</text:p>
          </table:table-cell>
          <table:table-cell office:value-type="string">
            <text:p>'R'</text:p>
          </table:table-cell>
          <table:table-cell office:value-type="float" office:value="4">
            <text:p>4</text:p>
          </table:table-cell>
          <table:table-cell office:value-type="string">
            <text:p>'Insular Cortex'</text:p>
          </table:table-cell>
          <table:table-cell table:number-columns-repeated="1017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'SFG'</text:p>
          </table:table-cell>
          <table:table-cell office:value-type="string">
            <text:p>'L'</text:p>
          </table:table-cell>
          <table:table-cell office:value-type="float" office:value="3">
            <text:p>3</text:p>
          </table:table-cell>
          <table:table-cell office:value-type="string">
            <text:p>'Superior Frontal Gyrus'</text:p>
          </table:table-cell>
          <table:table-cell table:number-columns-repeated="1017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'SFG'</text:p>
          </table:table-cell>
          <table:table-cell office:value-type="string">
            <text:p>'R'</text:p>
          </table:table-cell>
          <table:table-cell office:value-type="float" office:value="3">
            <text:p>3</text:p>
          </table:table-cell>
          <table:table-cell office:value-type="string">
            <text:p>'Superior Frontal Gyrus'</text:p>
          </table:table-cell>
          <table:table-cell table:number-columns-repeated="1017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'MFG'</text:p>
          </table:table-cell>
          <table:table-cell office:value-type="string">
            <text:p>'L'</text:p>
          </table:table-cell>
          <table:table-cell office:value-type="float" office:value="3">
            <text:p>3</text:p>
          </table:table-cell>
          <table:table-cell office:value-type="string">
            <text:p>'Middle Frontal Gyrus'</text:p>
          </table:table-cell>
          <table:table-cell table:number-columns-repeated="1017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'MFG'</text:p>
          </table:table-cell>
          <table:table-cell office:value-type="string">
            <text:p>'R'</text:p>
          </table:table-cell>
          <table:table-cell office:value-type="float" office:value="3">
            <text:p>3</text:p>
          </table:table-cell>
          <table:table-cell office:value-type="string">
            <text:p>'Middle Frontal Gyrus'</text:p>
          </table:table-cell>
          <table:table-cell table:number-columns-repeated="1017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'IFG pars triangularis'</text:p>
          </table:table-cell>
          <table:table-cell office:value-type="string">
            <text:p>'L'</text:p>
          </table:table-cell>
          <table:table-cell office:value-type="float" office:value="3">
            <text:p>3</text:p>
          </table:table-cell>
          <table:table-cell office:value-type="string">
            <text:p>'Inferior Frontal Gyrus, pars triangularis'</text:p>
          </table:table-cell>
          <table:table-cell table:number-columns-repeated="1017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'IFG pars triangularis'</text:p>
          </table:table-cell>
          <table:table-cell office:value-type="string">
            <text:p>'R'</text:p>
          </table:table-cell>
          <table:table-cell office:value-type="float" office:value="3">
            <text:p>3</text:p>
          </table:table-cell>
          <table:table-cell office:value-type="string">
            <text:p>'Inferior Frontal Gyrus, pars triangularis'</text:p>
          </table:table-cell>
          <table:table-cell table:number-columns-repeated="1017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'IFG pars opercularis'</text:p>
          </table:table-cell>
          <table:table-cell office:value-type="string">
            <text:p>'L'</text:p>
          </table:table-cell>
          <table:table-cell office:value-type="float" office:value="3">
            <text:p>3</text:p>
          </table:table-cell>
          <table:table-cell office:value-type="string">
            <text:p>'Inferior Frontal Gyrus, pars opercularis'</text:p>
          </table:table-cell>
          <table:table-cell table:number-columns-repeated="1017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'IFG pars opercularis'</text:p>
          </table:table-cell>
          <table:table-cell office:value-type="string">
            <text:p>'R'</text:p>
          </table:table-cell>
          <table:table-cell office:value-type="float" office:value="3">
            <text:p>3</text:p>
          </table:table-cell>
          <table:table-cell office:value-type="string">
            <text:p>'Inferior Frontal Gyrus, pars opercularis'</text:p>
          </table:table-cell>
          <table:table-cell table:number-columns-repeated="1017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'Precentral G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  <table:table-cell office:value-type="string">
            <text:p>'Precentral Gyrus'</text:p>
          </table:table-cell>
          <table:table-cell table:number-columns-repeated="1017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'Precentral G'</text:p>
          </table:table-cell>
          <table:table-cell office:value-type="string">
            <text:p>'R'</text:p>
          </table:table-cell>
          <table:table-cell office:value-type="float" office:value="1">
            <text:p>1</text:p>
          </table:table-cell>
          <table:table-cell office:value-type="string">
            <text:p>'Precentral Gyrus'</text:p>
          </table:table-cell>
          <table:table-cell table:number-columns-repeated="1017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'T pole'</text:p>
          </table:table-cell>
          <table:table-cell office:value-type="string">
            <text:p>'L'</text:p>
          </table:table-cell>
          <table:table-cell office:value-type="float" office:value="4">
            <text:p>4</text:p>
          </table:table-cell>
          <table:table-cell office:value-type="string">
            <text:p>'Temporal Pole'</text:p>
          </table:table-cell>
          <table:table-cell table:number-columns-repeated="1017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'T pole'</text:p>
          </table:table-cell>
          <table:table-cell office:value-type="string">
            <text:p>'R'</text:p>
          </table:table-cell>
          <table:table-cell office:value-type="float" office:value="4">
            <text:p>4</text:p>
          </table:table-cell>
          <table:table-cell office:value-type="string">
            <text:p>'Temporal Pole'</text:p>
          </table:table-cell>
          <table:table-cell table:number-columns-repeated="1017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'STG ant'</text:p>
          </table:table-cell>
          <table:table-cell office:value-type="string">
            <text:p>'L'</text:p>
          </table:table-cell>
          <table:table-cell office:value-type="float" office:value="2">
            <text:p>2</text:p>
          </table:table-cell>
          <table:table-cell office:value-type="string">
            <text:p>'Superior Temporal Gyrus, anterior division'</text:p>
          </table:table-cell>
          <table:table-cell table:number-columns-repeated="1017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'STG ant'</text:p>
          </table:table-cell>
          <table:table-cell office:value-type="string">
            <text:p>'R'</text:p>
          </table:table-cell>
          <table:table-cell office:value-type="float" office:value="2">
            <text:p>2</text:p>
          </table:table-cell>
          <table:table-cell office:value-type="string">
            <text:p>'Superior Temporal Gyrus, anterior division'</text:p>
          </table:table-cell>
          <table:table-cell table:number-columns-repeated="1017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'STG post'</text:p>
          </table:table-cell>
          <table:table-cell office:value-type="string">
            <text:p>'L'</text:p>
          </table:table-cell>
          <table:table-cell office:value-type="float" office:value="2">
            <text:p>2</text:p>
          </table:table-cell>
          <table:table-cell office:value-type="string">
            <text:p>'Superior Temporal Gyrus, posterior division'</text:p>
          </table:table-cell>
          <table:table-cell table:number-columns-repeated="1017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'STG post'</text:p>
          </table:table-cell>
          <table:table-cell office:value-type="string">
            <text:p>'R'</text:p>
          </table:table-cell>
          <table:table-cell office:value-type="float" office:value="2">
            <text:p>2</text:p>
          </table:table-cell>
          <table:table-cell office:value-type="string">
            <text:p>'Superior Temporal Gyrus, posterior division'</text:p>
          </table:table-cell>
          <table:table-cell table:number-columns-repeated="1017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'MTG ant'</text:p>
          </table:table-cell>
          <table:table-cell office:value-type="string">
            <text:p>'L'</text:p>
          </table:table-cell>
          <table:table-cell office:value-type="float" office:value="3">
            <text:p>3</text:p>
          </table:table-cell>
          <table:table-cell office:value-type="string">
            <text:p>'Middle Temporal Gyrus, anterior division'</text:p>
          </table:table-cell>
          <table:table-cell table:number-columns-repeated="1017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'MTG ant'</text:p>
          </table:table-cell>
          <table:table-cell office:value-type="string">
            <text:p>'R'</text:p>
          </table:table-cell>
          <table:table-cell office:value-type="float" office:value="3">
            <text:p>3</text:p>
          </table:table-cell>
          <table:table-cell office:value-type="string">
            <text:p>'Middle Temporal Gyrus, anterior division'</text:p>
          </table:table-cell>
          <table:table-cell table:number-columns-repeated="1017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'MTG post'</text:p>
          </table:table-cell>
          <table:table-cell office:value-type="string">
            <text:p>'L'</text:p>
          </table:table-cell>
          <table:table-cell office:value-type="float" office:value="3">
            <text:p>3</text:p>
          </table:table-cell>
          <table:table-cell office:value-type="string">
            <text:p>'Middle Temporal Gyrus, posterior division'</text:p>
          </table:table-cell>
          <table:table-cell table:number-columns-repeated="1017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'MTG post'</text:p>
          </table:table-cell>
          <table:table-cell office:value-type="string">
            <text:p>'R'</text:p>
          </table:table-cell>
          <table:table-cell office:value-type="float" office:value="3">
            <text:p>3</text:p>
          </table:table-cell>
          <table:table-cell office:value-type="string">
            <text:p>'Middle Temporal Gyrus, posterior division'</text:p>
          </table:table-cell>
          <table:table-cell table:number-columns-repeated="1017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'MTG temp-occipital division'</text:p>
          </table:table-cell>
          <table:table-cell office:value-type="string">
            <text:p>'L'</text:p>
          </table:table-cell>
          <table:table-cell office:value-type="float" office:value="3">
            <text:p>3</text:p>
          </table:table-cell>
          <table:table-cell office:value-type="string">
            <text:p>'Middle Temporal Gyrus, temporooccipital part'</text:p>
          </table:table-cell>
          <table:table-cell table:number-columns-repeated="1017"/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'MTG temp-occipital division'</text:p>
          </table:table-cell>
          <table:table-cell office:value-type="string">
            <text:p>'R'</text:p>
          </table:table-cell>
          <table:table-cell office:value-type="float" office:value="3">
            <text:p>3</text:p>
          </table:table-cell>
          <table:table-cell office:value-type="string">
            <text:p>'Middle Temporal Gyrus, temporooccipital part'</text:p>
          </table:table-cell>
          <table:table-cell table:number-columns-repeated="1017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'ITG ant'</text:p>
          </table:table-cell>
          <table:table-cell office:value-type="string">
            <text:p>'L'</text:p>
          </table:table-cell>
          <table:table-cell office:value-type="float" office:value="2">
            <text:p>2</text:p>
          </table:table-cell>
          <table:table-cell office:value-type="string">
            <text:p>'Inferior Temporal Gyrus, anterior division'</text:p>
          </table:table-cell>
          <table:table-cell table:number-columns-repeated="1017"/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'ITG ant'</text:p>
          </table:table-cell>
          <table:table-cell office:value-type="string">
            <text:p>'R'</text:p>
          </table:table-cell>
          <table:table-cell office:value-type="float" office:value="2">
            <text:p>2</text:p>
          </table:table-cell>
          <table:table-cell office:value-type="string">
            <text:p>'Inferior Temporal Gyrus, anterior division'</text:p>
          </table:table-cell>
          <table:table-cell table:number-columns-repeated="1017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'ITG post'</text:p>
          </table:table-cell>
          <table:table-cell office:value-type="string">
            <text:p>'L'</text:p>
          </table:table-cell>
          <table:table-cell office:value-type="float" office:value="2">
            <text:p>2</text:p>
          </table:table-cell>
          <table:table-cell office:value-type="string">
            <text:p>'Inferior Temporal Gyrus, posterior division'</text:p>
          </table:table-cell>
          <table:table-cell table:number-columns-repeated="1017"/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'ITG post'</text:p>
          </table:table-cell>
          <table:table-cell office:value-type="string">
            <text:p>'R'</text:p>
          </table:table-cell>
          <table:table-cell office:value-type="float" office:value="2">
            <text:p>2</text:p>
          </table:table-cell>
          <table:table-cell office:value-type="string">
            <text:p>'Inferior Temporal Gyrus, posterior division'</text:p>
          </table:table-cell>
          <table:table-cell table:number-columns-repeated="1017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'OTG Temp-occiptal division'</text:p>
          </table:table-cell>
          <table:table-cell office:value-type="string">
            <text:p>'L'</text:p>
          </table:table-cell>
          <table:table-cell office:value-type="float" office:value="2">
            <text:p>2</text:p>
          </table:table-cell>
          <table:table-cell office:value-type="string">
            <text:p>'Inferior Temporal Gyrus, temporooccipital part'</text:p>
          </table:table-cell>
          <table:table-cell table:number-columns-repeated="1017"/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'OTG Temp-occiptal division'</text:p>
          </table:table-cell>
          <table:table-cell office:value-type="string">
            <text:p>'R'</text:p>
          </table:table-cell>
          <table:table-cell office:value-type="float" office:value="2">
            <text:p>2</text:p>
          </table:table-cell>
          <table:table-cell office:value-type="string">
            <text:p>'Inferior Temporal Gyrus, temporooccipital part'</text:p>
          </table:table-cell>
          <table:table-cell table:number-columns-repeated="1017"/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'Postcentral Gyrus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  <table:table-cell office:value-type="string">
            <text:p>'Postcentral Gyrus'</text:p>
          </table:table-cell>
          <table:table-cell table:number-columns-repeated="1017"/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'Postcentral Gyrus'</text:p>
          </table:table-cell>
          <table:table-cell office:value-type="string">
            <text:p>'R'</text:p>
          </table:table-cell>
          <table:table-cell office:value-type="float" office:value="1">
            <text:p>1</text:p>
          </table:table-cell>
          <table:table-cell office:value-type="string">
            <text:p>'Postcentral Gyrus'</text:p>
          </table:table-cell>
          <table:table-cell table:number-columns-repeated="1017"/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'Superior Parietal Lobule'</text:p>
          </table:table-cell>
          <table:table-cell office:value-type="string">
            <text:p>'L'</text:p>
          </table:table-cell>
          <table:table-cell office:value-type="float" office:value="2">
            <text:p>2</text:p>
          </table:table-cell>
          <table:table-cell office:value-type="string">
            <text:p>'Superior Parietal Lobule'</text:p>
          </table:table-cell>
          <table:table-cell table:number-columns-repeated="1017"/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'Superior Parietal Lobule'</text:p>
          </table:table-cell>
          <table:table-cell office:value-type="string">
            <text:p>'R'</text:p>
          </table:table-cell>
          <table:table-cell office:value-type="float" office:value="2">
            <text:p>2</text:p>
          </table:table-cell>
          <table:table-cell office:value-type="string">
            <text:p>'Superior Parietal Lobule'</text:p>
          </table:table-cell>
          <table:table-cell table:number-columns-repeated="1017"/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'Supramarginal Gyrus, anterior division'</text:p>
          </table:table-cell>
          <table:table-cell office:value-type="string">
            <text:p>'L'</text:p>
          </table:table-cell>
          <table:table-cell office:value-type="float" office:value="2">
            <text:p>2</text:p>
          </table:table-cell>
          <table:table-cell office:value-type="string">
            <text:p>'Supramarginal Gyrus, anterior division'</text:p>
          </table:table-cell>
          <table:table-cell table:number-columns-repeated="1017"/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'Supramarginal Gyrus, anterior division'</text:p>
          </table:table-cell>
          <table:table-cell office:value-type="string">
            <text:p>'R'</text:p>
          </table:table-cell>
          <table:table-cell office:value-type="float" office:value="2">
            <text:p>2</text:p>
          </table:table-cell>
          <table:table-cell office:value-type="string">
            <text:p>'Supramarginal Gyrus, anterior division'</text:p>
          </table:table-cell>
          <table:table-cell table:number-columns-repeated="1017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'Supramarginal Gyrus, posterior division'</text:p>
          </table:table-cell>
          <table:table-cell office:value-type="string">
            <text:p>'L'</text:p>
          </table:table-cell>
          <table:table-cell office:value-type="float" office:value="3">
            <text:p>3</text:p>
          </table:table-cell>
          <table:table-cell office:value-type="string">
            <text:p>'Supramarginal Gyrus, posterior division'</text:p>
          </table:table-cell>
          <table:table-cell table:number-columns-repeated="1017"/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'Supramarginal Gyrus, posterior division'</text:p>
          </table:table-cell>
          <table:table-cell office:value-type="string">
            <text:p>'R'</text:p>
          </table:table-cell>
          <table:table-cell office:value-type="float" office:value="3">
            <text:p>3</text:p>
          </table:table-cell>
          <table:table-cell office:value-type="string">
            <text:p>'Supramarginal Gyrus, posterior division'</text:p>
          </table:table-cell>
          <table:table-cell table:number-columns-repeated="1017"/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'Angular Gyrus (a bit of it is also in 22 and very <text:s/>little on 13)'</text:p>
          </table:table-cell>
          <table:table-cell office:value-type="string">
            <text:p>'L'</text:p>
          </table:table-cell>
          <table:table-cell office:value-type="float" office:value="3">
            <text:p>3</text:p>
          </table:table-cell>
          <table:table-cell office:value-type="string">
            <text:p>'Angular Gyrus'</text:p>
          </table:table-cell>
          <table:table-cell table:number-columns-repeated="1017"/>
        </table:table-row>
        <table:table-row table:style-name="ro2">
          <table:table-cell office:value-type="float" office:value="211">
            <text:p>21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'Angular Gyrus (a bit of it is also in 22 and very <text:s/>little on 13)'</text:p>
          </table:table-cell>
          <table:table-cell office:value-type="string">
            <text:p>'R'</text:p>
          </table:table-cell>
          <table:table-cell office:value-type="float" office:value="3">
            <text:p>3</text:p>
          </table:table-cell>
          <table:table-cell office:value-type="string">
            <text:p>'Angular Gyrus'</text:p>
          </table:table-cell>
          <table:table-cell table:number-columns-repeated="1017"/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string">
            <text:p>'Lateral Occiptal Cortex, superior division'</text:p>
          </table:table-cell>
          <table:table-cell office:value-type="string">
            <text:p>'L'</text:p>
          </table:table-cell>
          <table:table-cell office:value-type="float" office:value="2">
            <text:p>2</text:p>
          </table:table-cell>
          <table:table-cell office:value-type="string">
            <text:p>'Lateral Occipital Cortex, superior division'</text:p>
          </table:table-cell>
          <table:table-cell table:number-columns-repeated="1017"/>
        </table:table-row>
        <table:table-row table:style-name="ro2">
          <table:table-cell office:value-type="float" office:value="221">
            <text:p>221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string">
            <text:p>'Lateral Occiptal Cortex, superior division'</text:p>
          </table:table-cell>
          <table:table-cell office:value-type="string">
            <text:p>'R'</text:p>
          </table:table-cell>
          <table:table-cell office:value-type="float" office:value="2">
            <text:p>2</text:p>
          </table:table-cell>
          <table:table-cell office:value-type="string">
            <text:p>'Lateral Occipital Cortex, superior division'</text:p>
          </table:table-cell>
          <table:table-cell table:number-columns-repeated="1017"/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'Lateral Occiptal Cortex, inferior division'</text:p>
          </table:table-cell>
          <table:table-cell office:value-type="string">
            <text:p>'L'</text:p>
          </table:table-cell>
          <table:table-cell office:value-type="float" office:value="2">
            <text:p>2</text:p>
          </table:table-cell>
          <table:table-cell office:value-type="string">
            <text:p>'Lateral Occipital Cortex, inferior division'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'Lateral Occiptal Cortex, inferior division'</text:p>
          </table:table-cell>
          <table:table-cell office:value-type="string">
            <text:p>'R'</text:p>
          </table:table-cell>
          <table:table-cell office:value-type="float" office:value="2">
            <text:p>2</text:p>
          </table:table-cell>
          <table:table-cell office:value-type="string">
            <text:p>'Lateral Occipital Cortex, inferior division'</text:p>
          </table:table-cell>
          <table:table-cell table:number-columns-repeated="1017"/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string">
            <text:p>'Intracalcarine Cortex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  <table:table-cell office:value-type="string">
            <text:p>'Intracalcarine Cortex'</text:p>
          </table:table-cell>
          <table:table-cell table:number-columns-repeated="1017"/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string">
            <text:p>'Intracalcarine Cortex'</text:p>
          </table:table-cell>
          <table:table-cell office:value-type="string">
            <text:p>'R'</text:p>
          </table:table-cell>
          <table:table-cell office:value-type="float" office:value="1">
            <text:p>1</text:p>
          </table:table-cell>
          <table:table-cell office:value-type="string">
            <text:p>'Intracalcarine Cortex'</text:p>
          </table:table-cell>
          <table:table-cell table:number-columns-repeated="1017"/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'Frontal Medial Cortex'</text:p>
          </table:table-cell>
          <table:table-cell office:value-type="string">
            <text:p>'L'</text:p>
          </table:table-cell>
          <table:table-cell office:value-type="float" office:value="4">
            <text:p>4</text:p>
          </table:table-cell>
          <table:table-cell office:value-type="string">
            <text:p>'Frontal Medial Cortex'</text:p>
          </table:table-cell>
          <table:table-cell table:number-columns-repeated="1017"/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'Frontal Medial Cortex'</text:p>
          </table:table-cell>
          <table:table-cell office:value-type="string">
            <text:p>'R'</text:p>
          </table:table-cell>
          <table:table-cell office:value-type="float" office:value="4">
            <text:p>4</text:p>
          </table:table-cell>
          <table:table-cell office:value-type="string">
            <text:p>'Frontal Medial Cortex'</text:p>
          </table:table-cell>
          <table:table-cell table:number-columns-repeated="1017"/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'Juxtapositional Lobule Cortex (formerly Supplementary Motox Cortex)'</text:p>
          </table:table-cell>
          <table:table-cell office:value-type="string">
            <text:p>'L'</text:p>
          </table:table-cell>
          <table:table-cell office:value-type="float" office:value="2">
            <text:p>2</text:p>
          </table:table-cell>
          <table:table-cell office:value-type="string">
            <text:p>'Juxtapositional Lobule Cortex (formerly Supplementary Motor Cortex)'</text:p>
          </table:table-cell>
          <table:table-cell table:number-columns-repeated="1017"/>
        </table:table-row>
        <table:table-row table:style-name="ro2">
          <table:table-cell office:value-type="float" office:value="261">
            <text:p>26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'Juxtapositional Lobule Cortex (formerly Supplementary Motox Cortex)'</text:p>
          </table:table-cell>
          <table:table-cell office:value-type="string">
            <text:p>'R'</text:p>
          </table:table-cell>
          <table:table-cell office:value-type="float" office:value="2">
            <text:p>2</text:p>
          </table:table-cell>
          <table:table-cell office:value-type="string">
            <text:p>'Juxtapositional Lobule Cortex (formerly Supplementary Motor Cortex)'</text:p>
          </table:table-cell>
          <table:table-cell table:number-columns-repeated="1017"/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'Subcallosal Cortex'</text:p>
          </table:table-cell>
          <table:table-cell office:value-type="string">
            <text:p>'L'</text:p>
          </table:table-cell>
          <table:table-cell office:value-type="float" office:value="4">
            <text:p>4</text:p>
          </table:table-cell>
          <table:table-cell office:value-type="string">
            <text:p>'Subcallosal Cortex'</text:p>
          </table:table-cell>
          <table:table-cell table:number-columns-repeated="1017"/>
        </table:table-row>
        <table:table-row table:style-name="ro2">
          <table:table-cell office:value-type="float" office:value="271">
            <text:p>27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'Subcallosal Cortex'</text:p>
          </table:table-cell>
          <table:table-cell office:value-type="string">
            <text:p>'R'</text:p>
          </table:table-cell>
          <table:table-cell office:value-type="float" office:value="4">
            <text:p>4</text:p>
          </table:table-cell>
          <table:table-cell office:value-type="string">
            <text:p>'Subcallosal Cortex'</text:p>
          </table:table-cell>
          <table:table-cell table:number-columns-repeated="1017"/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'Paracingulate Gyrus'</text:p>
          </table:table-cell>
          <table:table-cell office:value-type="string">
            <text:p>'L'</text:p>
          </table:table-cell>
          <table:table-cell office:value-type="float" office:value="3">
            <text:p>3</text:p>
          </table:table-cell>
          <table:table-cell office:value-type="string">
            <text:p>'Paracingulate Gyrus'</text:p>
          </table:table-cell>
          <table:table-cell table:number-columns-repeated="1017"/>
        </table:table-row>
        <table:table-row table:style-name="ro2">
          <table:table-cell office:value-type="float" office:value="281">
            <text:p>28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'Paracingulate Gyrus'</text:p>
          </table:table-cell>
          <table:table-cell office:value-type="string">
            <text:p>'R'</text:p>
          </table:table-cell>
          <table:table-cell office:value-type="float" office:value="3">
            <text:p>3</text:p>
          </table:table-cell>
          <table:table-cell office:value-type="string">
            <text:p>'Paracingulate Gyrus'</text:p>
          </table:table-cell>
          <table:table-cell table:number-columns-repeated="1017"/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'Cingulate Gyrus, anterior division'</text:p>
          </table:table-cell>
          <table:table-cell office:value-type="string">
            <text:p>'L'</text:p>
          </table:table-cell>
          <table:table-cell office:value-type="float" office:value="4">
            <text:p>4</text:p>
          </table:table-cell>
          <table:table-cell office:value-type="string">
            <text:p>'Cingulate Gyrus, anterior division'</text:p>
          </table:table-cell>
          <table:table-cell table:number-columns-repeated="1017"/>
        </table:table-row>
        <table:table-row table:style-name="ro2">
          <table:table-cell office:value-type="float" office:value="291">
            <text:p>29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'Cingulate Gyrus, anterior division'</text:p>
          </table:table-cell>
          <table:table-cell office:value-type="string">
            <text:p>'R'</text:p>
          </table:table-cell>
          <table:table-cell office:value-type="float" office:value="4">
            <text:p>4</text:p>
          </table:table-cell>
          <table:table-cell office:value-type="string">
            <text:p>'Cingulate Gyrus, anterior division'</text:p>
          </table:table-cell>
          <table:table-cell table:number-columns-repeated="1017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'Cingulate Gyrus, posterior division'</text:p>
          </table:table-cell>
          <table:table-cell office:value-type="string">
            <text:p>'L'</text:p>
          </table:table-cell>
          <table:table-cell office:value-type="float" office:value="4">
            <text:p>4</text:p>
          </table:table-cell>
          <table:table-cell office:value-type="string">
            <text:p>'Cingulate Gyrus, posterior division'</text:p>
          </table:table-cell>
          <table:table-cell table:number-columns-repeated="1017"/>
        </table:table-row>
        <table:table-row table:style-name="ro2">
          <table:table-cell office:value-type="float" office:value="301">
            <text:p>30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'Cingulate Gyrus, posterior division'</text:p>
          </table:table-cell>
          <table:table-cell office:value-type="string">
            <text:p>'R'</text:p>
          </table:table-cell>
          <table:table-cell office:value-type="float" office:value="4">
            <text:p>4</text:p>
          </table:table-cell>
          <table:table-cell office:value-type="string">
            <text:p>'Cingulate Gyrus, posterior division'</text:p>
          </table:table-cell>
          <table:table-cell table:number-columns-repeated="1017"/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string">
            <text:p>'Precuneous Cortex'</text:p>
          </table:table-cell>
          <table:table-cell office:value-type="string">
            <text:p>'L'</text:p>
          </table:table-cell>
          <table:table-cell office:value-type="float" office:value="3">
            <text:p>3</text:p>
          </table:table-cell>
          <table:table-cell office:value-type="string">
            <text:p>'Precuneous Cortex'</text:p>
          </table:table-cell>
          <table:table-cell table:number-columns-repeated="1017"/>
        </table:table-row>
        <table:table-row table:style-name="ro2">
          <table:table-cell office:value-type="float" office:value="311">
            <text:p>311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string">
            <text:p>'Precuneous Cortex'</text:p>
          </table:table-cell>
          <table:table-cell office:value-type="string">
            <text:p>'R'</text:p>
          </table:table-cell>
          <table:table-cell office:value-type="float" office:value="3">
            <text:p>3</text:p>
          </table:table-cell>
          <table:table-cell office:value-type="string">
            <text:p>'Precuneous Cortex'</text:p>
          </table:table-cell>
          <table:table-cell table:number-columns-repeated="1017"/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'Cuneal Cortex'</text:p>
          </table:table-cell>
          <table:table-cell office:value-type="string">
            <text:p>'L'</text:p>
          </table:table-cell>
          <table:table-cell office:value-type="float" office:value="2">
            <text:p>2</text:p>
          </table:table-cell>
          <table:table-cell office:value-type="string">
            <text:p>'Cuneal Cortex'</text:p>
          </table:table-cell>
          <table:table-cell table:number-columns-repeated="1017"/>
        </table:table-row>
        <table:table-row table:style-name="ro2">
          <table:table-cell office:value-type="float" office:value="321">
            <text:p>32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'Cuneal Cortex'</text:p>
          </table:table-cell>
          <table:table-cell office:value-type="string">
            <text:p>'R'</text:p>
          </table:table-cell>
          <table:table-cell office:value-type="float" office:value="2">
            <text:p>2</text:p>
          </table:table-cell>
          <table:table-cell office:value-type="string">
            <text:p>'Cuneal Cortex'</text:p>
          </table:table-cell>
          <table:table-cell table:number-columns-repeated="1017"/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'Frontal Orbital Cortex'</text:p>
          </table:table-cell>
          <table:table-cell office:value-type="string">
            <text:p>'L'</text:p>
          </table:table-cell>
          <table:table-cell office:value-type="float" office:value="4">
            <text:p>4</text:p>
          </table:table-cell>
          <table:table-cell office:value-type="string">
            <text:p>'Frontal Orbital Cortex'</text:p>
          </table:table-cell>
          <table:table-cell table:number-columns-repeated="1017"/>
        </table:table-row>
        <table:table-row table:style-name="ro2">
          <table:table-cell office:value-type="float" office:value="331">
            <text:p>33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'Frontal Orbital Cortex'</text:p>
          </table:table-cell>
          <table:table-cell office:value-type="string">
            <text:p>'R'</text:p>
          </table:table-cell>
          <table:table-cell office:value-type="float" office:value="4">
            <text:p>4</text:p>
          </table:table-cell>
          <table:table-cell office:value-type="string">
            <text:p>'Frontal Orbital Cortex'</text:p>
          </table:table-cell>
          <table:table-cell table:number-columns-repeated="1017"/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'Parahippocampal Gyrus, anterior division'</text:p>
          </table:table-cell>
          <table:table-cell office:value-type="string">
            <text:p>'L'</text:p>
          </table:table-cell>
          <table:table-cell office:value-type="float" office:value="4">
            <text:p>4</text:p>
          </table:table-cell>
          <table:table-cell office:value-type="string">
            <text:p>'Parahippocampal Gyrus, anterior division'</text:p>
          </table:table-cell>
          <table:table-cell table:number-columns-repeated="1017"/>
        </table:table-row>
        <table:table-row table:style-name="ro2">
          <table:table-cell office:value-type="float" office:value="341">
            <text:p>341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'Parahippocampal Gyrus, anterior division'</text:p>
          </table:table-cell>
          <table:table-cell office:value-type="string">
            <text:p>'R'</text:p>
          </table:table-cell>
          <table:table-cell office:value-type="float" office:value="4">
            <text:p>4</text:p>
          </table:table-cell>
          <table:table-cell office:value-type="string">
            <text:p>'Parahippocampal Gyrus, anterior division'</text:p>
          </table:table-cell>
          <table:table-cell table:number-columns-repeated="1017"/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'Parahippocampal Gyrus, posterior division'</text:p>
          </table:table-cell>
          <table:table-cell office:value-type="string">
            <text:p>'L'</text:p>
          </table:table-cell>
          <table:table-cell office:value-type="float" office:value="4">
            <text:p>4</text:p>
          </table:table-cell>
          <table:table-cell office:value-type="string">
            <text:p>'Parahippocampal Gyrus, posterior division'</text:p>
          </table:table-cell>
          <table:table-cell table:number-columns-repeated="1017"/>
        </table:table-row>
        <table:table-row table:style-name="ro2">
          <table:table-cell office:value-type="float" office:value="351">
            <text:p>351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'Parahippocampal Gyrus, posterior division'</text:p>
          </table:table-cell>
          <table:table-cell office:value-type="string">
            <text:p>'R'</text:p>
          </table:table-cell>
          <table:table-cell office:value-type="float" office:value="4">
            <text:p>4</text:p>
          </table:table-cell>
          <table:table-cell office:value-type="string">
            <text:p>'Parahippocampal Gyrus, posterior division'</text:p>
          </table:table-cell>
          <table:table-cell table:number-columns-repeated="1017"/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string">
            <text:p>'Lingual Gyrus'</text:p>
          </table:table-cell>
          <table:table-cell office:value-type="string">
            <text:p>'L'</text:p>
          </table:table-cell>
          <table:table-cell office:value-type="float" office:value="2">
            <text:p>2</text:p>
          </table:table-cell>
          <table:table-cell office:value-type="string">
            <text:p>'Lingual Gyrus'</text:p>
          </table:table-cell>
          <table:table-cell table:number-columns-repeated="1017"/>
        </table:table-row>
        <table:table-row table:style-name="ro2">
          <table:table-cell office:value-type="float" office:value="361">
            <text:p>361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string">
            <text:p>'Lingual Gyrus'</text:p>
          </table:table-cell>
          <table:table-cell office:value-type="string">
            <text:p>'R'</text:p>
          </table:table-cell>
          <table:table-cell office:value-type="float" office:value="2">
            <text:p>2</text:p>
          </table:table-cell>
          <table:table-cell office:value-type="string">
            <text:p>'Lingual Gyrus'</text:p>
          </table:table-cell>
          <table:table-cell table:number-columns-repeated="1017"/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'Temporal Fusiform Cortex, anterior division'</text:p>
          </table:table-cell>
          <table:table-cell office:value-type="string">
            <text:p>'L'</text:p>
          </table:table-cell>
          <table:table-cell office:value-type="float" office:value="2">
            <text:p>2</text:p>
          </table:table-cell>
          <table:table-cell office:value-type="string">
            <text:p>'Temporal Fusiform Cortex, anterior division'</text:p>
          </table:table-cell>
          <table:table-cell table:number-columns-repeated="1017"/>
        </table:table-row>
        <table:table-row table:style-name="ro2">
          <table:table-cell office:value-type="float" office:value="371">
            <text:p>37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'Temporal Fusiform Cortex, anterior division'</text:p>
          </table:table-cell>
          <table:table-cell office:value-type="string">
            <text:p>'R'</text:p>
          </table:table-cell>
          <table:table-cell office:value-type="float" office:value="2">
            <text:p>2</text:p>
          </table:table-cell>
          <table:table-cell office:value-type="string">
            <text:p>'Temporal Fusiform Cortex, anterior division'</text:p>
          </table:table-cell>
          <table:table-cell table:number-columns-repeated="1017"/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string">
            <text:p>'Temporal Fusiform Cortex, posterior division'</text:p>
          </table:table-cell>
          <table:table-cell office:value-type="string">
            <text:p>'L'</text:p>
          </table:table-cell>
          <table:table-cell office:value-type="float" office:value="2">
            <text:p>2</text:p>
          </table:table-cell>
          <table:table-cell office:value-type="string">
            <text:p>'Temporal Fusiform Cortex, posterior division'</text:p>
          </table:table-cell>
          <table:table-cell table:number-columns-repeated="1017"/>
        </table:table-row>
        <table:table-row table:style-name="ro2">
          <table:table-cell office:value-type="float" office:value="381">
            <text:p>381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string">
            <text:p>'Temporal Fusiform Cortex, posterior division'</text:p>
          </table:table-cell>
          <table:table-cell office:value-type="string">
            <text:p>'R'</text:p>
          </table:table-cell>
          <table:table-cell office:value-type="float" office:value="2">
            <text:p>2</text:p>
          </table:table-cell>
          <table:table-cell office:value-type="string">
            <text:p>'Temporal Fusiform Cortex, posterior division'</text:p>
          </table:table-cell>
          <table:table-cell table:number-columns-repeated="1017"/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string">
            <text:p>'Temporal Occipital Fusiform Cortex'</text:p>
          </table:table-cell>
          <table:table-cell office:value-type="string">
            <text:p>'L'</text:p>
          </table:table-cell>
          <table:table-cell office:value-type="float" office:value="2">
            <text:p>2</text:p>
          </table:table-cell>
          <table:table-cell office:value-type="string">
            <text:p>'Temporal Occipital Fusiform Cortex'</text:p>
          </table:table-cell>
          <table:table-cell table:number-columns-repeated="1017"/>
        </table:table-row>
        <table:table-row table:style-name="ro2">
          <table:table-cell office:value-type="float" office:value="391">
            <text:p>391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string">
            <text:p>'Temporal Occipital Fusiform Cortex'</text:p>
          </table:table-cell>
          <table:table-cell office:value-type="string">
            <text:p>'R'</text:p>
          </table:table-cell>
          <table:table-cell office:value-type="float" office:value="2">
            <text:p>2</text:p>
          </table:table-cell>
          <table:table-cell office:value-type="string">
            <text:p>'Temporal Occipital Fusiform Cortex'</text:p>
          </table:table-cell>
          <table:table-cell table:number-columns-repeated="1017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'Occiptal Fusiform Gyrus'</text:p>
          </table:table-cell>
          <table:table-cell office:value-type="string">
            <text:p>'L'</text:p>
          </table:table-cell>
          <table:table-cell office:value-type="float" office:value="2">
            <text:p>2</text:p>
          </table:table-cell>
          <table:table-cell office:value-type="string">
            <text:p>'Occipital Fusiform Gyrus'</text:p>
          </table:table-cell>
          <table:table-cell table:number-columns-repeated="1017"/>
        </table:table-row>
        <table:table-row table:style-name="ro2">
          <table:table-cell office:value-type="float" office:value="401">
            <text:p>401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'Occiptal Fusiform Gyrus'</text:p>
          </table:table-cell>
          <table:table-cell office:value-type="string">
            <text:p>'R'</text:p>
          </table:table-cell>
          <table:table-cell office:value-type="float" office:value="2">
            <text:p>2</text:p>
          </table:table-cell>
          <table:table-cell office:value-type="string">
            <text:p>'Occipital Fusiform Gyrus'</text:p>
          </table:table-cell>
          <table:table-cell table:number-columns-repeated="1017"/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'Frontal Operculum Cortex'</text:p>
          </table:table-cell>
          <table:table-cell office:value-type="string">
            <text:p>'L'</text:p>
          </table:table-cell>
          <table:table-cell office:value-type="float" office:value="2">
            <text:p>2</text:p>
          </table:table-cell>
          <table:table-cell office:value-type="string">
            <text:p>'Frontal Operculum Cortex'</text:p>
          </table:table-cell>
          <table:table-cell table:number-columns-repeated="1017"/>
        </table:table-row>
        <table:table-row table:style-name="ro2">
          <table:table-cell office:value-type="float" office:value="411">
            <text:p>41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'Frontal Operculum Cortex'</text:p>
          </table:table-cell>
          <table:table-cell office:value-type="string">
            <text:p>'R'</text:p>
          </table:table-cell>
          <table:table-cell office:value-type="float" office:value="2">
            <text:p>2</text:p>
          </table:table-cell>
          <table:table-cell office:value-type="string">
            <text:p>'Frontal Operculum Cortex'</text:p>
          </table:table-cell>
          <table:table-cell table:number-columns-repeated="1017"/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string">
            <text:p>'Central Opercular Cortex'</text:p>
          </table:table-cell>
          <table:table-cell office:value-type="string">
            <text:p>'L'</text:p>
          </table:table-cell>
          <table:table-cell office:value-type="float" office:value="2">
            <text:p>2</text:p>
          </table:table-cell>
          <table:table-cell office:value-type="string">
            <text:p>'Central Opercular Cortex'</text:p>
          </table:table-cell>
          <table:table-cell table:number-columns-repeated="1017"/>
        </table:table-row>
        <table:table-row table:style-name="ro2">
          <table:table-cell office:value-type="float" office:value="421">
            <text:p>421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string">
            <text:p>'Central Opercular Cortex'</text:p>
          </table:table-cell>
          <table:table-cell office:value-type="string">
            <text:p>'R'</text:p>
          </table:table-cell>
          <table:table-cell office:value-type="float" office:value="2">
            <text:p>2</text:p>
          </table:table-cell>
          <table:table-cell office:value-type="string">
            <text:p>'Central Opercular Cortex'</text:p>
          </table:table-cell>
          <table:table-cell table:number-columns-repeated="1017"/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string">
            <text:p>'Parietal Operculum Cortex'</text:p>
          </table:table-cell>
          <table:table-cell office:value-type="string">
            <text:p>'L'</text:p>
          </table:table-cell>
          <table:table-cell office:value-type="float" office:value="2">
            <text:p>2</text:p>
          </table:table-cell>
          <table:table-cell office:value-type="string">
            <text:p>'Parietal Operculum Cortex'</text:p>
          </table:table-cell>
          <table:table-cell table:number-columns-repeated="1017"/>
        </table:table-row>
        <table:table-row table:style-name="ro2">
          <table:table-cell office:value-type="float" office:value="431">
            <text:p>431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string">
            <text:p>'Parietal Operculum Cortex'</text:p>
          </table:table-cell>
          <table:table-cell office:value-type="string">
            <text:p>'R'</text:p>
          </table:table-cell>
          <table:table-cell office:value-type="float" office:value="2">
            <text:p>2</text:p>
          </table:table-cell>
          <table:table-cell office:value-type="string">
            <text:p>'Parietal Operculum Cortex'</text:p>
          </table:table-cell>
          <table:table-cell table:number-columns-repeated="1017"/>
        </table:table-row>
        <table:table-row table:style-name="ro2">
          <table:table-cell office:value-type="float" office:value="440">
            <text:p>440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string">
            <text:p>'Planum Polare'</text:p>
          </table:table-cell>
          <table:table-cell office:value-type="string">
            <text:p>'L'</text:p>
          </table:table-cell>
          <table:table-cell office:value-type="float" office:value="2">
            <text:p>2</text:p>
          </table:table-cell>
          <table:table-cell office:value-type="string">
            <text:p>'Planum Polare'</text:p>
          </table:table-cell>
          <table:table-cell table:number-columns-repeated="1017"/>
        </table:table-row>
        <table:table-row table:style-name="ro2">
          <table:table-cell office:value-type="float" office:value="441">
            <text:p>441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string">
            <text:p>'Planum Polare'</text:p>
          </table:table-cell>
          <table:table-cell office:value-type="string">
            <text:p>'R'</text:p>
          </table:table-cell>
          <table:table-cell office:value-type="float" office:value="2">
            <text:p>2</text:p>
          </table:table-cell>
          <table:table-cell office:value-type="string">
            <text:p>'Planum Polare'</text:p>
          </table:table-cell>
          <table:table-cell table:number-columns-repeated="1017"/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string">
            <text:p>'Heschi''s Gyrus (includes H1 and H2)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  <table:table-cell office:value-type="string">
            <text:p>'Heschl''s Gyrus (includes H1 and H2)'</text:p>
          </table:table-cell>
          <table:table-cell table:number-columns-repeated="1017"/>
        </table:table-row>
        <table:table-row table:style-name="ro2">
          <table:table-cell office:value-type="float" office:value="451">
            <text:p>451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string">
            <text:p>'Heschi''s Gyrus (includes H1 and H2)'</text:p>
          </table:table-cell>
          <table:table-cell office:value-type="string">
            <text:p>'R'</text:p>
          </table:table-cell>
          <table:table-cell office:value-type="float" office:value="1">
            <text:p>1</text:p>
          </table:table-cell>
          <table:table-cell office:value-type="string">
            <text:p>'Heschl''s Gyrus (includes H1 and H2)'</text:p>
          </table:table-cell>
          <table:table-cell table:number-columns-repeated="1017"/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string">
            <text:p>'Planum Temporale'</text:p>
          </table:table-cell>
          <table:table-cell office:value-type="string">
            <text:p>'L'</text:p>
          </table:table-cell>
          <table:table-cell office:value-type="float" office:value="2">
            <text:p>2</text:p>
          </table:table-cell>
          <table:table-cell office:value-type="string">
            <text:p>'Planum Temporale'</text:p>
          </table:table-cell>
          <table:table-cell table:number-columns-repeated="1017"/>
        </table:table-row>
        <table:table-row table:style-name="ro2">
          <table:table-cell office:value-type="float" office:value="461">
            <text:p>461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string">
            <text:p>'Planum Temporale'</text:p>
          </table:table-cell>
          <table:table-cell office:value-type="string">
            <text:p>'R'</text:p>
          </table:table-cell>
          <table:table-cell office:value-type="float" office:value="2">
            <text:p>2</text:p>
          </table:table-cell>
          <table:table-cell office:value-type="string">
            <text:p>'Planum Temporale'</text:p>
          </table:table-cell>
          <table:table-cell table:number-columns-repeated="1017"/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string">
            <text:p>'Supracalcarine Cortex'</text:p>
          </table:table-cell>
          <table:table-cell office:value-type="string">
            <text:p>'L'</text:p>
          </table:table-cell>
          <table:table-cell office:value-type="float" office:value="2">
            <text:p>2</text:p>
          </table:table-cell>
          <table:table-cell office:value-type="string">
            <text:p>'Supracalcarine Cortex'</text:p>
          </table:table-cell>
          <table:table-cell table:number-columns-repeated="1017"/>
        </table:table-row>
        <table:table-row table:style-name="ro2">
          <table:table-cell office:value-type="float" office:value="471">
            <text:p>471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string">
            <text:p>'Supracalcarine Cortex'</text:p>
          </table:table-cell>
          <table:table-cell office:value-type="string">
            <text:p>'R'</text:p>
          </table:table-cell>
          <table:table-cell office:value-type="float" office:value="2">
            <text:p>2</text:p>
          </table:table-cell>
          <table:table-cell office:value-type="string">
            <text:p>'Supracalcarine Cortex'</text:p>
          </table:table-cell>
          <table:table-cell table:number-columns-repeated="1017"/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string">
            <text:p>'Occiptal Pole'</text:p>
          </table:table-cell>
          <table:table-cell office:value-type="string">
            <text:p>'L'</text:p>
          </table:table-cell>
          <table:table-cell office:value-type="float" office:value="1">
            <text:p>1</text:p>
          </table:table-cell>
          <table:table-cell office:value-type="string">
            <text:p>'Occipital Pole'</text:p>
          </table:table-cell>
          <table:table-cell table:number-columns-repeated="1017"/>
        </table:table-row>
        <table:table-row table:style-name="ro2">
          <table:table-cell office:value-type="float" office:value="481">
            <text:p>481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string">
            <text:p>'Occiptal Pole'</text:p>
          </table:table-cell>
          <table:table-cell office:value-type="string">
            <text:p>'R'</text:p>
          </table:table-cell>
          <table:table-cell office:value-type="float" office:value="1">
            <text:p>1</text:p>
          </table:table-cell>
          <table:table-cell office:value-type="string">
            <text:p>'Occipital Pole'</text:p>
          </table:table-cell>
          <table:table-cell table:number-columns-repeated="1017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bcotical" table:style-name="ta4" table:print="false">
        <table:table-column table:style-name="co1" table:number-columns-repeated="3" table:default-cell-style-name="Excel_20_Built-in_20_Normal"/>
        <table:table-column table:style-name="co5" table:default-cell-style-name="Excel_20_Built-in_20_Normal"/>
        <table:table-column table:style-name="co1" table:number-columns-repeated="1020" table:default-cell-style-name="Excel_20_Built-in_20_Normal"/>
        <table:table-row table:style-name="ro2">
          <table:table-cell office:value-type="float" office:value="1016">
            <text:p>1016</text:p>
          </table:table-cell>
          <table:table-cell office:value-type="string">
            <text:p>Sc16</text:p>
          </table:table-cell>
          <table:table-cell office:value-type="float" office:value="5">
            <text:p>5</text:p>
          </table:table-cell>
          <table:table-cell office:value-type="string">
            <text:p>Brain-Stem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1116">
            <text:p>1116</text:p>
          </table:table-cell>
          <table:table-cell office:value-type="string">
            <text:p>Sc16</text:p>
          </table:table-cell>
          <table:table-cell office:value-type="float" office:value="5">
            <text:p>5</text:p>
          </table:table-cell>
          <table:table-cell office:value-type="string">
            <text:p>Brain-Stem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2010">
            <text:p>2010</text:p>
          </table:table-cell>
          <table:table-cell office:value-type="string">
            <text:p>Sc10</text:p>
          </table:table-cell>
          <table:table-cell office:value-type="float" office:value="5">
            <text:p>5</text:p>
          </table:table-cell>
          <table:table-cell office:value-type="string">
            <text:p>Thalamus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2049">
            <text:p>2049</text:p>
          </table:table-cell>
          <table:table-cell office:value-type="string">
            <text:p>Sc49</text:p>
          </table:table-cell>
          <table:table-cell office:value-type="float" office:value="5">
            <text:p>5</text:p>
          </table:table-cell>
          <table:table-cell office:value-type="string">
            <text:p>Thalamus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3011">
            <text:p>3011</text:p>
          </table:table-cell>
          <table:table-cell office:value-type="string">
            <text:p>Sc11</text:p>
          </table:table-cell>
          <table:table-cell office:value-type="float" office:value="5">
            <text:p>5</text:p>
          </table:table-cell>
          <table:table-cell office:value-type="string">
            <text:p>Caudate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3050">
            <text:p>3050</text:p>
          </table:table-cell>
          <table:table-cell office:value-type="string">
            <text:p>Sc50</text:p>
          </table:table-cell>
          <table:table-cell office:value-type="float" office:value="5">
            <text:p>5</text:p>
          </table:table-cell>
          <table:table-cell office:value-type="string">
            <text:p>Caudate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4012">
            <text:p>4012</text:p>
          </table:table-cell>
          <table:table-cell office:value-type="string">
            <text:p>Sc12</text:p>
          </table:table-cell>
          <table:table-cell office:value-type="float" office:value="5">
            <text:p>5</text:p>
          </table:table-cell>
          <table:table-cell office:value-type="string">
            <text:p>Putamen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4051">
            <text:p>4051</text:p>
          </table:table-cell>
          <table:table-cell office:value-type="string">
            <text:p>Sc51</text:p>
          </table:table-cell>
          <table:table-cell office:value-type="float" office:value="5">
            <text:p>5</text:p>
          </table:table-cell>
          <table:table-cell office:value-type="string">
            <text:p>Putamen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5013">
            <text:p>5013</text:p>
          </table:table-cell>
          <table:table-cell office:value-type="string">
            <text:p>Sc13</text:p>
          </table:table-cell>
          <table:table-cell office:value-type="float" office:value="5">
            <text:p>5</text:p>
          </table:table-cell>
          <table:table-cell office:value-type="string">
            <text:p>Pallidum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5052">
            <text:p>5052</text:p>
          </table:table-cell>
          <table:table-cell office:value-type="string">
            <text:p>Sc52</text:p>
          </table:table-cell>
          <table:table-cell office:value-type="float" office:value="5">
            <text:p>5</text:p>
          </table:table-cell>
          <table:table-cell office:value-type="string">
            <text:p>Pallidum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6017">
            <text:p>6017</text:p>
          </table:table-cell>
          <table:table-cell office:value-type="string">
            <text:p>Sc17</text:p>
          </table:table-cell>
          <table:table-cell office:value-type="float" office:value="2">
            <text:p>2</text:p>
          </table:table-cell>
          <table:table-cell office:value-type="string">
            <text:p>Hippocampus</text:p>
          </table:table-cell>
          <table:table-cell office:value-type="string">
            <text:p>L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6053">
            <text:p>6053</text:p>
          </table:table-cell>
          <table:table-cell office:value-type="string">
            <text:p>Sc53</text:p>
          </table:table-cell>
          <table:table-cell office:value-type="float" office:value="2">
            <text:p>2</text:p>
          </table:table-cell>
          <table:table-cell office:value-type="string">
            <text:p>Hippocampus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7018">
            <text:p>7018</text:p>
          </table:table-cell>
          <table:table-cell office:value-type="string">
            <text:p>Sc18</text:p>
          </table:table-cell>
          <table:table-cell office:value-type="float" office:value="2">
            <text:p>2</text:p>
          </table:table-cell>
          <table:table-cell office:value-type="string">
            <text:p>Amygdala</text:p>
          </table:table-cell>
          <table:table-cell office:value-type="string">
            <text:p>L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7054">
            <text:p>7054</text:p>
          </table:table-cell>
          <table:table-cell office:value-type="string">
            <text:p>SC54</text:p>
          </table:table-cell>
          <table:table-cell office:value-type="float" office:value="2">
            <text:p>2</text:p>
          </table:table-cell>
          <table:table-cell office:value-type="string">
            <text:p>Amygdala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8026">
            <text:p>8026</text:p>
          </table:table-cell>
          <table:table-cell office:value-type="string">
            <text:p>Sc26</text:p>
          </table:table-cell>
          <table:table-cell office:value-type="float" office:value="5">
            <text:p>5</text:p>
          </table:table-cell>
          <table:table-cell office:value-type="string">
            <text:p>Accumbens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8058">
            <text:p>8058</text:p>
          </table:table-cell>
          <table:table-cell office:value-type="string">
            <text:p>Sc58</text:p>
          </table:table-cell>
          <table:table-cell office:value-type="float" office:value="5">
            <text:p>5</text:p>
          </table:table-cell>
          <table:table-cell office:value-type="string">
            <text:p>Accumbens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rticalRaw" table:style-name="ta5" table:print="false">
        <table:table-column table:style-name="co1" table:number-columns-repeated="6" table:default-cell-style-name="Excel_20_Built-in_20_Normal"/>
        <table:table-column table:style-name="co3" table:default-cell-style-name="Excel_20_Built-in_20_Normal"/>
        <table:table-column table:style-name="co1" table:number-columns-repeated="1017" table:default-cell-style-name="Excel_20_Built-in_20_Normal"/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F pole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3">
            <text:p>3</text:p>
          </table:table-cell>
          <table:table-cell office:value-type="string">
            <text:p>Frontal Pole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 insula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Insular Cortex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FG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3">
            <text:p>3</text:p>
          </table:table-cell>
          <table:table-cell office:value-type="string">
            <text:p>Superior Frontal Gyrus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FG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3">
            <text:p>3</text:p>
          </table:table-cell>
          <table:table-cell office:value-type="string">
            <text:p>Middle Frontal Gyrus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IFG pars triangularis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3">
            <text:p>3</text:p>
          </table:table-cell>
          <table:table-cell office:value-type="string">
            <text:p>Inferior Frontal Gyrus, pars triangularis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IFG pars opercularis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3">
            <text:p>3</text:p>
          </table:table-cell>
          <table:table-cell office:value-type="string">
            <text:p>Inferior Frontal Gyrus, pars opercularis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Precentral G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Precentral Gyrus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T pole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Temporal Pole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STG ant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Superior Temporal Gyrus, anterior division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STG post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Superior Temporal Gyrus, posterior division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MTG ant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3">
            <text:p>3</text:p>
          </table:table-cell>
          <table:table-cell office:value-type="string">
            <text:p>Middle Temporal Gyrus, anterior division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MTG post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3">
            <text:p>3</text:p>
          </table:table-cell>
          <table:table-cell office:value-type="string">
            <text:p>Middle Temporal Gyrus, posterior division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MTG temp-occipital division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3">
            <text:p>3</text:p>
          </table:table-cell>
          <table:table-cell office:value-type="string">
            <text:p>Middle Temporal Gyrus, temporooccipital part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ITG ant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Inferior Temporal Gyrus, anterior division</text:p>
          </table:table-cell>
          <table:table-cell table:number-columns-repeated="1017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ITG post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Inferior Temporal Gyrus, posterior division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OTG Temp-occiptal division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Inferior Temporal Gyrus, temporooccipital part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Postcentral Gyrus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Postcentral Gyrus</text:p>
          </table:table-cell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Superior Parietal Lobule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Superior Parietal Lobule</text:p>
          </table:table-cell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Supramarginal Gyrus, anterior division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Supramarginal Gyrus, anterior division</text:p>
          </table:table-cell>
          <table:table-cell table:number-columns-repeated="1017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Supramarginal Gyrus, posterior division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3">
            <text:p>3</text:p>
          </table:table-cell>
          <table:table-cell office:value-type="string">
            <text:p>Supramarginal Gyrus, posterior division</text:p>
          </table:table-cell>
          <table:table-cell table:number-columns-repeated="1017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Angular Gyrus (a bit of it is also in 22 and very <text:s/>little on 13)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3">
            <text:p>3</text:p>
          </table:table-cell>
          <table:table-cell office:value-type="string">
            <text:p>Angular Gyrus</text:p>
          </table:table-cell>
          <table:table-cell table:number-columns-repeated="1017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string">
            <text:p>Lateral Occiptal Cortex, superior division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Lateral Occipital Cortex, superior division</text:p>
          </table:table-cell>
          <table:table-cell table:number-columns-repeated="1017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Lateral Occiptal Cortex, inferior division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Lateral Occipital Cortex, inferior division</text:p>
          </table:table-cell>
          <table:table-cell table:number-columns-repeated="1017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string">
            <text:p>Intracalcarine Cortex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Intracalcarine Cortex</text:p>
          </table:table-cell>
          <table:table-cell table:number-columns-repeated="1017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Frontal Medial Cortex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Frontal Medial Cortex</text:p>
          </table:table-cell>
          <table:table-cell table:number-columns-repeated="1017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Juxtapositional Lobule Cortex (formerly Supplementary Motox Cortex)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Juxtapositional Lobule Cortex (formerly Supplementary Motor Cortex)</text:p>
          </table:table-cell>
          <table:table-cell table:number-columns-repeated="1017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Subcallosal Cortex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Subcallosal Cortex</text:p>
          </table:table-cell>
          <table:table-cell table:number-columns-repeated="1017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Paracingulate Gyrus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3">
            <text:p>3</text:p>
          </table:table-cell>
          <table:table-cell office:value-type="string">
            <text:p>Paracingulate Gyrus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Cingulate Gyrus, anterior division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Cingulate Gyrus, anterior division</text:p>
          </table:table-cell>
          <table:table-cell table:number-columns-repeated="1017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Cingulate Gyrus, posterior division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Cingulate Gyrus, posterior division</text:p>
          </table:table-cell>
          <table:table-cell table:number-columns-repeated="1017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string">
            <text:p>Precuneous Cortex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3">
            <text:p>3</text:p>
          </table:table-cell>
          <table:table-cell office:value-type="string">
            <text:p>Precuneous Cortex</text:p>
          </table:table-cell>
          <table:table-cell table:number-columns-repeated="1017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Cuneal Cortex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Cuneal Cortex</text:p>
          </table:table-cell>
          <table:table-cell table:number-columns-repeated="1017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Frontal Orbital Cortex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Frontal Orbital Cortex</text:p>
          </table:table-cell>
          <table:table-cell table:number-columns-repeated="1017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Parahippocampal Gyrus, anterior division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Parahippocampal Gyrus, anterior division</text:p>
          </table:table-cell>
          <table:table-cell table:number-columns-repeated="1017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Parahippocampal Gyrus, posterior division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Parahippocampal Gyrus, posterior division</text:p>
          </table:table-cell>
          <table:table-cell table:number-columns-repeated="1017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string">
            <text:p>Lingual Gyrus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Lingual Gyrus</text:p>
          </table:table-cell>
          <table:table-cell table:number-columns-repeated="1017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Temporal Fusiform Cortex, anterior division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Temporal Fusiform Cortex, anterior division</text:p>
          </table:table-cell>
          <table:table-cell table:number-columns-repeated="1017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string">
            <text:p>Temporal Fusiform Cortex, posterior division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Temporal Fusiform Cortex, posterior division</text:p>
          </table:table-cell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string">
            <text:p>Temporal Occipital Fusiform Cortex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Temporal Occipital Fusiform Cortex</text:p>
          </table:table-cell>
          <table:table-cell table:number-columns-repeated="1017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Occiptal Fusiform Gyrus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Occipital Fusiform Gyrus</text:p>
          </table:table-cell>
          <table:table-cell table:number-columns-repeated="1017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Frontal Operculum Cortex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Frontal Operculum Cortex</text:p>
          </table:table-cell>
          <table:table-cell table:number-columns-repeated="1017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string">
            <text:p>Central Opercular Cortex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Central Opercular Cortex</text:p>
          </table:table-cell>
          <table:table-cell table:number-columns-repeated="1017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string">
            <text:p>Parietal Operculum Cortex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Parietal Operculum Cortex</text:p>
          </table:table-cell>
          <table:table-cell table:number-columns-repeated="1017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string">
            <text:p>Planum Polare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Planum Polare</text:p>
          </table:table-cell>
          <table:table-cell table:number-columns-repeated="1017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string">
            <text:p>Heschi's Gyrus (includes H1 and H2)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Heschl's Gyrus (includes H1 and H2)</text:p>
          </table:table-cell>
          <table:table-cell table:number-columns-repeated="1017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string">
            <text:p>Planum Temporale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Planum Temporale</text:p>
          </table:table-cell>
          <table:table-cell table:number-columns-repeated="1017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string">
            <text:p>Supracalcarine Cortex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Supracalcarine Cortex</text:p>
          </table:table-cell>
          <table:table-cell table:number-columns-repeated="1017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string">
            <text:p>Occiptal Pole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Occipital Pole</text:p>
          </table:table-cell>
          <table:table-cell table:number-columns-repeated="1017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7">12/27/2012</text:date>, <text:time>17:0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OK" style:display-name="PageStyle_TableO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rtical" style:display-name="PageStyle_Cortic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bcotical" style:display-name="PageStyle_Subcotic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rticalRaw" style:display-name="PageStyle_CorticalRaw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27T17:01:09</dc:date>
    <meta:document-statistic meta:table-count="5" meta:cell-count="2437" meta:object-count="0"/>
    <meta:generator>OpenOffice.org/3.4$Unix OpenOffice.org_project/340m1$Build-9590</meta:generator>
  </office:meta>
</office:document-meta>
</file>